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5_midterm2" table:style-name="ta1">
        <table:shapes>
          <draw:frame draw:z-index="0" draw:style-name="gr1" draw:text-style-name="P1" svg:width="453.15pt" svg:height="255.26pt" svg:x="940.28pt" svg:y="128.75pt">
            <draw:object draw:notify-on-update-of-ranges="data_5_midterm2.B8:data_5_midterm2.B8 data_5_midterm2.B9:data_5_midterm2.B56 data_5_midterm2.H8:data_5_midterm2.H8 data_5_midterm2.H9:data_5_midterm2.H56 data_5_midterm2.K8:data_5_midterm2.K8 data_5_midterm2.K9:data_5_midterm2.K56 data_5_midterm2.B9:data_5_midterm2.B56 data_5_midterm2.J8:data_5_midterm2.J8 data_5_midterm2.J9:data_5_midterm2.J56 data_5_midterm2.B9:data_5_midterm2.B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7" table:default-cell-style-name="Default"/>
        <table:table-row table:style-name="ro1">
          <table:table-cell table:number-columns-repeated="9"/>
          <table:table-cell office:value-type="string" calcext:value-type="string">
            <text:p>h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table:formula="of:=COUNT([.H9:.H56])"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Linear</text:p>
          </table:table-cell>
          <table:table-cell office:value-type="string" calcext:value-type="string">
            <text:p>estimation</text:p>
          </table:table-cell>
          <table:table-cell table:number-columns-repeated="2"/>
          <table:table-cell office:value-type="string" calcext:value-type="string">
            <text:p>cuadratic</text:p>
          </table:table-cell>
          <table:table-cell office:value-type="string" calcext:value-type="string">
            <text:p>estimatio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+1</text:p>
          </table:table-cell>
          <table:table-cell table:formula="of:=[.K2]+1"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m</text:p>
          </table:table-cell>
          <table:table-cell table:formula="of:=(([.K2]+1)*SUMPRODUCT([.B9:.B56];[.H9:.H56])-SUM([.B9:.B56])*SUM([.H9:.H56]))/(([.K2]+1)*SUMSQ([.B9:.B56])-POWER(SUM([.B9:.B56]);2))" office:value-type="float" office:value="225.802699713421" calcext:value-type="float">
            <text:p>225.80269971342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([.H7]*([.B7]*[.D7]-[.C6])+[.F7]*(-[.K3]*[.D7]+[.B7]*[.C7])+[.G7]*([.K3]*[.C7]-[.B6]))/[.Y6]" office:value-type="float" office:value="56.1565216562218" calcext:value-type="float">
            <text:p>56.156521656221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b</text:p>
          </table:table-cell>
          <table:table-cell table:formula="of:=(SUMSQ([.B9:.B56])*SUM([.H9:.H56])-SUM([.B9:.B56])*SUMPRODUCT([.B9:.B56];[.H9:.H56]))/(([.K2]+1)*SUMSQ([.B9:.B56])-POWER(SUM([.B9:.B56]);2))" office:value-type="float" office:value="-319.173696892607" calcext:value-type="float">
            <text:p>-319.173696892607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([.H7]*(-[.B7]*[.E7]+[.D7]*[.C7])+[.F7]*([.K3]*[.E7]-[.C6])+[.G7]*(-[.K3]*[.D7]+[.C7]*[.B7]))/[.Y6]" office:value-type="float" office:value="-133.819016457482" calcext:value-type="float">
            <text:p>-133.819016457482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c</text:p>
          </table:table-cell>
          <table:table-cell table:formula="of:=([.H7]*([.C7]*[.E7]-[.D6])+[.F7]*(-[.B7]*[.E7]+[.C7]*[.D7])+[.G7]*([.B7]*[.D7]-[.C6]))/[.Y6]" office:value-type="float" office:value="138.043407179599" calcext:value-type="float">
            <text:p>138.043407179599</text:p>
          </table:table-cell>
        </table:table-row>
        <table:table-row table:style-name="ro1">
          <table:table-cell office:value-type="string" calcext:value-type="string">
            <text:p>SPOW2</text:p>
          </table:table-cell>
          <table:table-cell table:formula="of:=POWER([.B7];2)" office:value-type="float" office:value="25856.64" calcext:value-type="float">
            <text:p>25856.64</text:p>
          </table:table-cell>
          <table:table-cell table:formula="of:=POWER([.C7];2)" office:value-type="float" office:value="397908.64" calcext:value-type="float">
            <text:p>397908.64</text:p>
          </table:table-cell>
          <table:table-cell table:formula="of:=POWER([.D7];2)" office:value-type="float" office:value="7454996.787456" calcext:value-type="float">
            <text:p>7454996.787456</text:p>
          </table:table-cell>
          <table:table-cell table:formula="of:=POWER([.E7];2)" office:value-type="float" office:value="157911413.144449" calcext:value-type="float">
            <text:p>157911413.144449</text:p>
          </table:table-cell>
          <table:table-cell table:formula="of:=POWER([.F7];2)" office:value-type="float" office:value="8301617495.51328" calcext:value-type="float">
            <text:p>8301617495.51328</text:p>
          </table:table-cell>
          <table:table-cell table:formula="of:=POWER([.G7];2)" office:value-type="float" office:value="182652894861.22" calcext:value-type="float">
            <text:p>182652894861.22</text:p>
          </table:table-cell>
          <table:table-cell table:formula="of:=POWER([.H7];2)" office:value-type="float" office:value="427230833.212894" calcext:value-type="float">
            <text:p>427230833.212894</text:p>
          </table:table-cell>
          <table:table-cell table:number-columns-repeated="15"/>
          <table:table-cell office:value-type="string" calcext:value-type="string">
            <text:p>det</text:p>
          </table:table-cell>
          <table:table-cell table:formula="of:=[.K3]*([.C7]*[.E7]-[.D6])-[.B7]*([.B7]*[.E7]-[.C7]*[.D7])+[.C7]*([.B7]*[.D7]-[.C6])" office:value-type="float" office:value="1096389.68902398" calcext:value-type="float">
            <text:p>1096389.6890239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9:.B56])" office:value-type="float" office:value="160.8" calcext:value-type="float">
            <text:p>160.8</text:p>
          </table:table-cell>
          <table:table-cell table:formula="of:=SUM([.C9:.C56])" office:value-type="float" office:value="630.8" calcext:value-type="float">
            <text:p>630.8</text:p>
          </table:table-cell>
          <table:table-cell table:formula="of:=SUM([.D9:.D56])" office:value-type="float" office:value="2730.384" calcext:value-type="float">
            <text:p>2730.384</text:p>
          </table:table-cell>
          <table:table-cell table:formula="of:=SUM([.E9:.E56])" office:value-type="float" office:value="12566.2808" calcext:value-type="float">
            <text:p>12566.2808</text:p>
          </table:table-cell>
          <table:table-cell table:formula="of:=SUM([.F9:.F56])" office:value-type="float" office:value="91113.2125188947" calcext:value-type="float">
            <text:p>91113.2125188947</text:p>
          </table:table-cell>
          <table:table-cell table:formula="of:=SUM([.G9:.G56])" office:value-type="float" office:value="427379.09970098" calcext:value-type="float">
            <text:p>427379.09970098</text:p>
          </table:table-cell>
          <table:table-cell table:formula="of:=SUM([.H9:.H56])" office:value-type="float" office:value="20669.5629661803" calcext:value-type="float">
            <text:p>20669.562966180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*y</text:p>
          </table:table-cell>
          <table:table-cell office:value-type="string" calcext:value-type="string">
            <text:p>(X^2)*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_constant</text:p>
          </table:table-cell>
          <table:table-cell office:value-type="string" calcext:value-type="string">
            <text:p>Y_linear</text:p>
          </table:table-cell>
          <table:table-cell office:value-type="string" calcext:value-type="string">
            <text:p>Y_cuadratic</text:p>
          </table:table-cell>
          <table:table-cell office:value-type="string" calcext:value-type="string">
            <text:p>Y_cubic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POWER([.B9];2)" office:value-type="float" office:value="1" calcext:value-type="float">
            <text:p>1</text:p>
          </table:table-cell>
          <table:table-cell table:formula="of:=POWER([.B9];3)" office:value-type="float" office:value="1" calcext:value-type="float">
            <text:p>1</text:p>
          </table:table-cell>
          <table:table-cell table:formula="of:=POWER([.B9];4)" office:value-type="float" office:value="1" calcext:value-type="float">
            <text:p>1</text:p>
          </table:table-cell>
          <table:table-cell table:formula="of:=[.B9]*[.H9]" office:value-type="float" office:value="-7.19601880542035" calcext:value-type="float">
            <text:p>-7.19601880542035</text:p>
          </table:table-cell>
          <table:table-cell table:formula="of:=[.C9]*[.H9]" office:value-type="float" office:value="-7.19601880542035" calcext:value-type="float">
            <text:p>-7.19601880542035</text:p>
          </table:table-cell>
          <table:table-cell office:value-type="float" office:value="-7.19601880542035" calcext:value-type="float">
            <text:p>-7.19601880542035</text:p>
          </table:table-cell>
          <table:table-cell/>
          <table:table-cell table:formula="of:=[.$U$3]*[.B9]+[.$U$4]" office:value-type="float" office:value="-93.3709971791857" calcext:value-type="float">
            <text:p>-93.3709971791857</text:p>
          </table:table-cell>
          <table:table-cell table:formula="of:=[.$Y$3]*POWER([.B9];2)+[.$Y$4]*[.B9]+[.$Y$5]" office:value-type="float" office:value="60.3809123783388" calcext:value-type="float">
            <text:p>60.380912378338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POWER([.B10];2)" office:value-type="float" office:value="1.21" calcext:value-type="float">
            <text:p>1.21</text:p>
          </table:table-cell>
          <table:table-cell table:formula="of:=POWER([.B10];3)" office:value-type="float" office:value="1.331" calcext:value-type="float">
            <text:p>1.331</text:p>
          </table:table-cell>
          <table:table-cell table:formula="of:=POWER([.B10];4)" office:value-type="float" office:value="1.4641" calcext:value-type="float">
            <text:p>1.4641</text:p>
          </table:table-cell>
          <table:table-cell table:formula="of:=[.B10]*[.H10]" office:value-type="float" office:value="35.5466088932826" calcext:value-type="float">
            <text:p>35.5466088932826</text:p>
          </table:table-cell>
          <table:table-cell table:formula="of:=[.C10]*[.H10]" office:value-type="float" office:value="39.1012697826109" calcext:value-type="float">
            <text:p>39.1012697826109</text:p>
          </table:table-cell>
          <table:table-cell office:value-type="float" office:value="32.3150989938933" calcext:value-type="float">
            <text:p>32.3150989938933</text:p>
          </table:table-cell>
          <table:table-cell/>
          <table:table-cell table:formula="of:=[.$U$3]*[.B10]+[.$U$4]" office:value-type="float" office:value="-70.7907272078435" calcext:value-type="float">
            <text:p>-70.7907272078435</text:p>
          </table:table-cell>
          <table:table-cell table:formula="of:=[.$Y$3]*POWER([.B10];2)+[.$Y$4]*[.B10]+[.$Y$5]" office:value-type="float" office:value="58.7918802803972" calcext:value-type="float">
            <text:p>58.79188028039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POWER([.B11];2)" office:value-type="float" office:value="1.44" calcext:value-type="float">
            <text:p>1.44</text:p>
          </table:table-cell>
          <table:table-cell table:formula="of:=POWER([.B11];3)" office:value-type="float" office:value="1.728" calcext:value-type="float">
            <text:p>1.728</text:p>
          </table:table-cell>
          <table:table-cell table:formula="of:=POWER([.B11];4)" office:value-type="float" office:value="2.0736" calcext:value-type="float">
            <text:p>2.0736</text:p>
          </table:table-cell>
          <table:table-cell table:formula="of:=[.B11]*[.H11]" office:value-type="float" office:value="177.861249712867" calcext:value-type="float">
            <text:p>177.861249712867</text:p>
          </table:table-cell>
          <table:table-cell table:formula="of:=[.C11]*[.H11]" office:value-type="float" office:value="213.433499655441" calcext:value-type="float">
            <text:p>213.433499655441</text:p>
          </table:table-cell>
          <table:table-cell office:value-type="float" office:value="148.217708094056" calcext:value-type="float">
            <text:p>148.217708094056</text:p>
          </table:table-cell>
          <table:table-cell/>
          <table:table-cell table:formula="of:=[.$U$3]*[.B11]+[.$U$4]" office:value-type="float" office:value="-48.2104572365015" calcext:value-type="float">
            <text:p>-48.2104572365015</text:p>
          </table:table-cell>
          <table:table-cell table:formula="of:=[.$Y$3]*POWER([.B11];2)+[.$Y$4]*[.B11]+[.$Y$5]" office:value-type="float" office:value="58.32597861558" calcext:value-type="float">
            <text:p>58.325978615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formula="of:=POWER([.B12];2)" office:value-type="float" office:value="1.69" calcext:value-type="float">
            <text:p>1.69</text:p>
          </table:table-cell>
          <table:table-cell table:formula="of:=POWER([.B12];3)" office:value-type="float" office:value="2.197" calcext:value-type="float">
            <text:p>2.197</text:p>
          </table:table-cell>
          <table:table-cell table:formula="of:=POWER([.B12];4)" office:value-type="float" office:value="2.8561" calcext:value-type="float">
            <text:p>2.8561</text:p>
          </table:table-cell>
          <table:table-cell table:formula="of:=[.B12]*[.H12]" office:value-type="float" office:value="77.480963437633" calcext:value-type="float">
            <text:p>77.480963437633</text:p>
          </table:table-cell>
          <table:table-cell table:formula="of:=[.C12]*[.H12]" office:value-type="float" office:value="100.725252468923" calcext:value-type="float">
            <text:p>100.725252468923</text:p>
          </table:table-cell>
          <table:table-cell office:value-type="float" office:value="59.6007411058715" calcext:value-type="float">
            <text:p>59.6007411058715</text:p>
          </table:table-cell>
          <table:table-cell/>
          <table:table-cell table:formula="of:=[.$U$3]*[.B12]+[.$U$4]" office:value-type="float" office:value="-25.6301872651593" calcext:value-type="float">
            <text:p>-25.6301872651593</text:p>
          </table:table-cell>
          <table:table-cell table:formula="of:=[.$Y$3]*POWER([.B12];2)+[.$Y$4]*[.B12]+[.$Y$5]" office:value-type="float" office:value="58.9832073838872" calcext:value-type="float">
            <text:p>58.98320738388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POWER([.B13];2)" office:value-type="float" office:value="1.96" calcext:value-type="float">
            <text:p>1.96</text:p>
          </table:table-cell>
          <table:table-cell table:formula="of:=POWER([.B13];3)" office:value-type="float" office:value="2.744" calcext:value-type="float">
            <text:p>2.744</text:p>
          </table:table-cell>
          <table:table-cell table:formula="of:=POWER([.B13];4)" office:value-type="float" office:value="3.8416" calcext:value-type="float">
            <text:p>3.8416</text:p>
          </table:table-cell>
          <table:table-cell table:formula="of:=[.B13]*[.H13]" office:value-type="float" office:value="188.027596290206" calcext:value-type="float">
            <text:p>188.027596290206</text:p>
          </table:table-cell>
          <table:table-cell table:formula="of:=[.C13]*[.H13]" office:value-type="float" office:value="263.238634806289" calcext:value-type="float">
            <text:p>263.238634806289</text:p>
          </table:table-cell>
          <table:table-cell office:value-type="float" office:value="134.305425921576" calcext:value-type="float">
            <text:p>134.305425921576</text:p>
          </table:table-cell>
          <table:table-cell/>
          <table:table-cell table:formula="of:=[.$U$3]*[.B13]+[.$U$4]" office:value-type="float" office:value="-3.04991729381732" calcext:value-type="float">
            <text:p>-3.04991729381732</text:p>
          </table:table-cell>
          <table:table-cell table:formula="of:=[.$Y$3]*POWER([.B13];2)+[.$Y$4]*[.B13]+[.$Y$5]" office:value-type="float" office:value="60.7635665853189" calcext:value-type="float">
            <text:p>60.76356658531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POWER([.B14];2)" office:value-type="float" office:value="2.25" calcext:value-type="float">
            <text:p>2.25</text:p>
          </table:table-cell>
          <table:table-cell table:formula="of:=POWER([.B14];3)" office:value-type="float" office:value="3.375" calcext:value-type="float">
            <text:p>3.375</text:p>
          </table:table-cell>
          <table:table-cell table:formula="of:=POWER([.B14];4)" office:value-type="float" office:value="5.0625" calcext:value-type="float">
            <text:p>5.0625</text:p>
          </table:table-cell>
          <table:table-cell table:formula="of:=[.B14]*[.H14]" office:value-type="float" office:value="139.32188762988" calcext:value-type="float">
            <text:p>139.32188762988</text:p>
          </table:table-cell>
          <table:table-cell table:formula="of:=[.C14]*[.H14]" office:value-type="float" office:value="208.98283144482" calcext:value-type="float">
            <text:p>208.98283144482</text:p>
          </table:table-cell>
          <table:table-cell office:value-type="float" office:value="92.88125841992" calcext:value-type="float">
            <text:p>92.88125841992</text:p>
          </table:table-cell>
          <table:table-cell/>
          <table:table-cell table:formula="of:=[.$U$3]*[.B14]+[.$U$4]" office:value-type="float" office:value="19.5303526775248" calcext:value-type="float">
            <text:p>19.5303526775248</text:p>
          </table:table-cell>
          <table:table-cell table:formula="of:=[.$Y$3]*POWER([.B14];2)+[.$Y$4]*[.B14]+[.$Y$5]" office:value-type="float" office:value="63.667056219875" calcext:value-type="float">
            <text:p>63.6670562198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POWER([.B15];2)" office:value-type="float" office:value="2.56" calcext:value-type="float">
            <text:p>2.56</text:p>
          </table:table-cell>
          <table:table-cell table:formula="of:=POWER([.B15];3)" office:value-type="float" office:value="4.096" calcext:value-type="float">
            <text:p>4.096</text:p>
          </table:table-cell>
          <table:table-cell table:formula="of:=POWER([.B15];4)" office:value-type="float" office:value="6.5536" calcext:value-type="float">
            <text:p>6.5536</text:p>
          </table:table-cell>
          <table:table-cell table:formula="of:=[.B15]*[.H15]" office:value-type="float" office:value="227.078902533821" calcext:value-type="float">
            <text:p>227.078902533821</text:p>
          </table:table-cell>
          <table:table-cell table:formula="of:=[.C15]*[.H15]" office:value-type="float" office:value="363.326244054113" calcext:value-type="float">
            <text:p>363.326244054113</text:p>
          </table:table-cell>
          <table:table-cell office:value-type="float" office:value="141.924314083638" calcext:value-type="float">
            <text:p>141.924314083638</text:p>
          </table:table-cell>
          <table:table-cell/>
          <table:table-cell table:formula="of:=[.$U$3]*[.B15]+[.$U$4]" office:value-type="float" office:value="42.1106226488669" calcext:value-type="float">
            <text:p>42.1106226488669</text:p>
          </table:table-cell>
          <table:table-cell table:formula="of:=[.$Y$3]*POWER([.B15];2)+[.$Y$4]*[.B15]+[.$Y$5]" office:value-type="float" office:value="67.6936762875556" calcext:value-type="float">
            <text:p>67.69367628755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formula="of:=POWER([.B16];2)" office:value-type="float" office:value="2.89" calcext:value-type="float">
            <text:p>2.89</text:p>
          </table:table-cell>
          <table:table-cell table:formula="of:=POWER([.B16];3)" office:value-type="float" office:value="4.913" calcext:value-type="float">
            <text:p>4.913</text:p>
          </table:table-cell>
          <table:table-cell table:formula="of:=POWER([.B16];4)" office:value-type="float" office:value="8.3521" calcext:value-type="float">
            <text:p>8.3521</text:p>
          </table:table-cell>
          <table:table-cell table:formula="of:=[.B16]*[.H16]" office:value-type="float" office:value="139.414795337664" calcext:value-type="float">
            <text:p>139.414795337664</text:p>
          </table:table-cell>
          <table:table-cell table:formula="of:=[.C16]*[.H16]" office:value-type="float" office:value="237.005152074029" calcext:value-type="float">
            <text:p>237.005152074029</text:p>
          </table:table-cell>
          <table:table-cell office:value-type="float" office:value="82.0087031398024" calcext:value-type="float">
            <text:p>82.0087031398024</text:p>
          </table:table-cell>
          <table:table-cell/>
          <table:table-cell table:formula="of:=[.$U$3]*[.B16]+[.$U$4]" office:value-type="float" office:value="64.690892620209" calcext:value-type="float">
            <text:p>64.690892620209</text:p>
          </table:table-cell>
          <table:table-cell table:formula="of:=[.$Y$3]*POWER([.B16];2)+[.$Y$4]*[.B16]+[.$Y$5]" office:value-type="float" office:value="72.8434267883605" calcext:value-type="float">
            <text:p>72.84342678836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POWER([.B17];2)" office:value-type="float" office:value="3.24" calcext:value-type="float">
            <text:p>3.24</text:p>
          </table:table-cell>
          <table:table-cell table:formula="of:=POWER([.B17];3)" office:value-type="float" office:value="5.832" calcext:value-type="float">
            <text:p>5.832</text:p>
          </table:table-cell>
          <table:table-cell table:formula="of:=POWER([.B17];4)" office:value-type="float" office:value="10.4976" calcext:value-type="float">
            <text:p>10.4976</text:p>
          </table:table-cell>
          <table:table-cell table:formula="of:=[.B17]*[.H17]" office:value-type="float" office:value="277.628674450658" calcext:value-type="float">
            <text:p>277.628674450658</text:p>
          </table:table-cell>
          <table:table-cell table:formula="of:=[.C17]*[.H17]" office:value-type="float" office:value="499.731614011185" calcext:value-type="float">
            <text:p>499.731614011185</text:p>
          </table:table-cell>
          <table:table-cell office:value-type="float" office:value="154.238152472588" calcext:value-type="float">
            <text:p>154.238152472588</text:p>
          </table:table-cell>
          <table:table-cell/>
          <table:table-cell table:formula="of:=[.$U$3]*[.B17]+[.$U$4]" office:value-type="float" office:value="87.2711625915511" calcext:value-type="float">
            <text:p>87.2711625915511</text:p>
          </table:table-cell>
          <table:table-cell table:formula="of:=[.$Y$3]*POWER([.B17];2)+[.$Y$4]*[.B17]+[.$Y$5]" office:value-type="float" office:value="79.11630772229" calcext:value-type="float">
            <text:p>79.116307722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formula="of:=POWER([.B18];2)" office:value-type="float" office:value="3.61" calcext:value-type="float">
            <text:p>3.61</text:p>
          </table:table-cell>
          <table:table-cell table:formula="of:=POWER([.B18];3)" office:value-type="float" office:value="6.859" calcext:value-type="float">
            <text:p>6.859</text:p>
          </table:table-cell>
          <table:table-cell table:formula="of:=POWER([.B18];4)" office:value-type="float" office:value="13.0321" calcext:value-type="float">
            <text:p>13.0321</text:p>
          </table:table-cell>
          <table:table-cell table:formula="of:=[.B18]*[.H18]" office:value-type="float" office:value="379.237546571604" calcext:value-type="float">
            <text:p>379.237546571604</text:p>
          </table:table-cell>
          <table:table-cell table:formula="of:=[.C18]*[.H18]" office:value-type="float" office:value="720.551338486048" calcext:value-type="float">
            <text:p>720.551338486048</text:p>
          </table:table-cell>
          <table:table-cell office:value-type="float" office:value="199.598708721897" calcext:value-type="float">
            <text:p>199.598708721897</text:p>
          </table:table-cell>
          <table:table-cell/>
          <table:table-cell table:formula="of:=[.$U$3]*[.B18]+[.$U$4]" office:value-type="float" office:value="109.851432562893" calcext:value-type="float">
            <text:p>109.851432562893</text:p>
          </table:table-cell>
          <table:table-cell table:formula="of:=[.$Y$3]*POWER([.B18];2)+[.$Y$4]*[.B18]+[.$Y$5]" office:value-type="float" office:value="86.5123190893438" calcext:value-type="float">
            <text:p>86.51231908934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POWER([.B19];2)" office:value-type="float" office:value="4" calcext:value-type="float">
            <text:p>4</text:p>
          </table:table-cell>
          <table:table-cell table:formula="of:=POWER([.B19];3)" office:value-type="float" office:value="8" calcext:value-type="float">
            <text:p>8</text:p>
          </table:table-cell>
          <table:table-cell table:formula="of:=POWER([.B19];4)" office:value-type="float" office:value="16" calcext:value-type="float">
            <text:p>16</text:p>
          </table:table-cell>
          <table:table-cell table:formula="of:=[.B19]*[.H19]" office:value-type="float" office:value="27.5813518187028" calcext:value-type="float">
            <text:p>27.5813518187028</text:p>
          </table:table-cell>
          <table:table-cell table:formula="of:=[.C19]*[.H19]" office:value-type="float" office:value="55.1627036374056" calcext:value-type="float">
            <text:p>55.1627036374056</text:p>
          </table:table-cell>
          <table:table-cell office:value-type="float" office:value="13.7906759093514" calcext:value-type="float">
            <text:p>13.7906759093514</text:p>
          </table:table-cell>
          <table:table-cell/>
          <table:table-cell table:formula="of:=[.$U$3]*[.B19]+[.$U$4]" office:value-type="float" office:value="132.431702534235" calcext:value-type="float">
            <text:p>132.431702534235</text:p>
          </table:table-cell>
          <table:table-cell table:formula="of:=[.$Y$3]*POWER([.B19];2)+[.$Y$4]*[.B19]+[.$Y$5]" office:value-type="float" office:value="95.0314608895221" calcext:value-type="float">
            <text:p>95.03146088952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formula="of:=POWER([.B20];2)" office:value-type="float" office:value="4.41" calcext:value-type="float">
            <text:p>4.41</text:p>
          </table:table-cell>
          <table:table-cell table:formula="of:=POWER([.B20];3)" office:value-type="float" office:value="9.261" calcext:value-type="float">
            <text:p>9.261</text:p>
          </table:table-cell>
          <table:table-cell table:formula="of:=POWER([.B20];4)" office:value-type="float" office:value="19.4481" calcext:value-type="float">
            <text:p>19.4481</text:p>
          </table:table-cell>
          <table:table-cell table:formula="of:=[.B20]*[.H20]" office:value-type="float" office:value="235.456269237977" calcext:value-type="float">
            <text:p>235.456269237977</text:p>
          </table:table-cell>
          <table:table-cell table:formula="of:=[.C20]*[.H20]" office:value-type="float" office:value="494.458165399751" calcext:value-type="float">
            <text:p>494.458165399751</text:p>
          </table:table-cell>
          <table:table-cell office:value-type="float" office:value="112.122032970465" calcext:value-type="float">
            <text:p>112.122032970465</text:p>
          </table:table-cell>
          <table:table-cell/>
          <table:table-cell table:formula="of:=[.$U$3]*[.B20]+[.$U$4]" office:value-type="float" office:value="155.011972505577" calcext:value-type="float">
            <text:p>155.011972505577</text:p>
          </table:table-cell>
          <table:table-cell table:formula="of:=[.$Y$3]*POWER([.B20];2)+[.$Y$4]*[.B20]+[.$Y$5]" office:value-type="float" office:value="104.673733122825" calcext:value-type="float">
            <text:p>104.6737331228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POWER([.B21];2)" office:value-type="float" office:value="4.84" calcext:value-type="float">
            <text:p>4.84</text:p>
          </table:table-cell>
          <table:table-cell table:formula="of:=POWER([.B21];3)" office:value-type="float" office:value="10.648" calcext:value-type="float">
            <text:p>10.648</text:p>
          </table:table-cell>
          <table:table-cell table:formula="of:=POWER([.B21];4)" office:value-type="float" office:value="23.4256" calcext:value-type="float">
            <text:p>23.4256</text:p>
          </table:table-cell>
          <table:table-cell table:formula="of:=[.B21]*[.H21]" office:value-type="float" office:value="226.713467066944" calcext:value-type="float">
            <text:p>226.713467066944</text:p>
          </table:table-cell>
          <table:table-cell table:formula="of:=[.C21]*[.H21]" office:value-type="float" office:value="498.769627547277" calcext:value-type="float">
            <text:p>498.769627547277</text:p>
          </table:table-cell>
          <table:table-cell office:value-type="float" office:value="103.05157593952" calcext:value-type="float">
            <text:p>103.05157593952</text:p>
          </table:table-cell>
          <table:table-cell/>
          <table:table-cell table:formula="of:=[.$U$3]*[.B21]+[.$U$4]" office:value-type="float" office:value="177.592242476919" calcext:value-type="float">
            <text:p>177.592242476919</text:p>
          </table:table-cell>
          <table:table-cell table:formula="of:=[.$Y$3]*POWER([.B21];2)+[.$Y$4]*[.B21]+[.$Y$5]" office:value-type="float" office:value="115.439135789252" calcext:value-type="float">
            <text:p>115.4391357892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formula="of:=POWER([.B22];2)" office:value-type="float" office:value="5.29" calcext:value-type="float">
            <text:p>5.29</text:p>
          </table:table-cell>
          <table:table-cell table:formula="of:=POWER([.B22];3)" office:value-type="float" office:value="12.167" calcext:value-type="float">
            <text:p>12.167</text:p>
          </table:table-cell>
          <table:table-cell table:formula="of:=POWER([.B22];4)" office:value-type="float" office:value="27.9841" calcext:value-type="float">
            <text:p>27.9841</text:p>
          </table:table-cell>
          <table:table-cell table:formula="of:=[.B22]*[.H22]" office:value-type="float" office:value="277.239541366157" calcext:value-type="float">
            <text:p>277.239541366157</text:p>
          </table:table-cell>
          <table:table-cell table:formula="of:=[.C22]*[.H22]" office:value-type="float" office:value="637.650945142161" calcext:value-type="float">
            <text:p>637.650945142161</text:p>
          </table:table-cell>
          <table:table-cell office:value-type="float" office:value="120.538931028764" calcext:value-type="float">
            <text:p>120.538931028764</text:p>
          </table:table-cell>
          <table:table-cell/>
          <table:table-cell table:formula="of:=[.$U$3]*[.B22]+[.$U$4]" office:value-type="float" office:value="200.172512448261" calcext:value-type="float">
            <text:p>200.172512448261</text:p>
          </table:table-cell>
          <table:table-cell table:formula="of:=[.$Y$3]*POWER([.B22];2)+[.$Y$4]*[.B22]+[.$Y$5]" office:value-type="float" office:value="127.327668888804" calcext:value-type="float">
            <text:p>127.3276688888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POWER([.B23];2)" office:value-type="float" office:value="5.76" calcext:value-type="float">
            <text:p>5.76</text:p>
          </table:table-cell>
          <table:table-cell table:formula="of:=POWER([.B23];3)" office:value-type="float" office:value="13.824" calcext:value-type="float">
            <text:p>13.824</text:p>
          </table:table-cell>
          <table:table-cell table:formula="of:=POWER([.B23];4)" office:value-type="float" office:value="33.1776" calcext:value-type="float">
            <text:p>33.1776</text:p>
          </table:table-cell>
          <table:table-cell table:formula="of:=[.B23]*[.H23]" office:value-type="float" office:value="372.432608928787" calcext:value-type="float">
            <text:p>372.432608928787</text:p>
          </table:table-cell>
          <table:table-cell table:formula="of:=[.C23]*[.H23]" office:value-type="float" office:value="893.838261429089" calcext:value-type="float">
            <text:p>893.838261429089</text:p>
          </table:table-cell>
          <table:table-cell office:value-type="float" office:value="155.180253720328" calcext:value-type="float">
            <text:p>155.180253720328</text:p>
          </table:table-cell>
          <table:table-cell/>
          <table:table-cell table:formula="of:=[.$U$3]*[.B23]+[.$U$4]" office:value-type="float" office:value="222.752782419604" calcext:value-type="float">
            <text:p>222.752782419604</text:p>
          </table:table-cell>
          <table:table-cell table:formula="of:=[.$Y$3]*POWER([.B23];2)+[.$Y$4]*[.B23]+[.$Y$5]" office:value-type="float" office:value="140.33933242148" calcext:value-type="float">
            <text:p>140.339332421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POWER([.B24];2)" office:value-type="float" office:value="6.25" calcext:value-type="float">
            <text:p>6.25</text:p>
          </table:table-cell>
          <table:table-cell table:formula="of:=POWER([.B24];3)" office:value-type="float" office:value="15.625" calcext:value-type="float">
            <text:p>15.625</text:p>
          </table:table-cell>
          <table:table-cell table:formula="of:=POWER([.B24];4)" office:value-type="float" office:value="39.0625" calcext:value-type="float">
            <text:p>39.0625</text:p>
          </table:table-cell>
          <table:table-cell table:formula="of:=[.B24]*[.H24]" office:value-type="float" office:value="440.376890778198" calcext:value-type="float">
            <text:p>440.376890778198</text:p>
          </table:table-cell>
          <table:table-cell table:formula="of:=[.C24]*[.H24]" office:value-type="float" office:value="1100.94222694549" calcext:value-type="float">
            <text:p>1100.94222694549</text:p>
          </table:table-cell>
          <table:table-cell office:value-type="float" office:value="176.150756311279" calcext:value-type="float">
            <text:p>176.150756311279</text:p>
          </table:table-cell>
          <table:table-cell/>
          <table:table-cell table:formula="of:=[.$U$3]*[.B24]+[.$U$4]" office:value-type="float" office:value="245.333052390946" calcext:value-type="float">
            <text:p>245.333052390946</text:p>
          </table:table-cell>
          <table:table-cell table:formula="of:=[.$Y$3]*POWER([.B24];2)+[.$Y$4]*[.B24]+[.$Y$5]" office:value-type="float" office:value="154.47412638728" calcext:value-type="float">
            <text:p>154.474126387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POWER([.B25];2)" office:value-type="float" office:value="6.76" calcext:value-type="float">
            <text:p>6.76</text:p>
          </table:table-cell>
          <table:table-cell table:formula="of:=POWER([.B25];3)" office:value-type="float" office:value="17.576" calcext:value-type="float">
            <text:p>17.576</text:p>
          </table:table-cell>
          <table:table-cell table:formula="of:=POWER([.B25];4)" office:value-type="float" office:value="45.6976" calcext:value-type="float">
            <text:p>45.6976</text:p>
          </table:table-cell>
          <table:table-cell table:formula="of:=[.B25]*[.H25]" office:value-type="float" office:value="515.517438245722" calcext:value-type="float">
            <text:p>515.517438245722</text:p>
          </table:table-cell>
          <table:table-cell table:formula="of:=[.C25]*[.H25]" office:value-type="float" office:value="1340.34533943888" calcext:value-type="float">
            <text:p>1340.34533943888</text:p>
          </table:table-cell>
          <table:table-cell office:value-type="float" office:value="198.275937786816" calcext:value-type="float">
            <text:p>198.275937786816</text:p>
          </table:table-cell>
          <table:table-cell/>
          <table:table-cell table:formula="of:=[.$U$3]*[.B25]+[.$U$4]" office:value-type="float" office:value="267.913322362288" calcext:value-type="float">
            <text:p>267.913322362288</text:p>
          </table:table-cell>
          <table:table-cell table:formula="of:=[.$Y$3]*POWER([.B25];2)+[.$Y$4]*[.B25]+[.$Y$5]" office:value-type="float" office:value="169.732050786205" calcext:value-type="float">
            <text:p>169.7320507862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table:formula="of:=POWER([.B26];2)" office:value-type="float" office:value="7.29" calcext:value-type="float">
            <text:p>7.29</text:p>
          </table:table-cell>
          <table:table-cell table:formula="of:=POWER([.B26];3)" office:value-type="float" office:value="19.683" calcext:value-type="float">
            <text:p>19.683</text:p>
          </table:table-cell>
          <table:table-cell table:formula="of:=POWER([.B26];4)" office:value-type="float" office:value="53.1441" calcext:value-type="float">
            <text:p>53.1441</text:p>
          </table:table-cell>
          <table:table-cell table:formula="of:=[.B26]*[.H26]" office:value-type="float" office:value="598.953160206105" calcext:value-type="float">
            <text:p>598.953160206105</text:p>
          </table:table-cell>
          <table:table-cell table:formula="of:=[.C26]*[.H26]" office:value-type="float" office:value="1617.17353255648" calcext:value-type="float">
            <text:p>1617.17353255648</text:p>
          </table:table-cell>
          <table:table-cell office:value-type="float" office:value="221.834503780039" calcext:value-type="float">
            <text:p>221.834503780039</text:p>
          </table:table-cell>
          <table:table-cell/>
          <table:table-cell table:formula="of:=[.$U$3]*[.B26]+[.$U$4]" office:value-type="float" office:value="290.49359233363" calcext:value-type="float">
            <text:p>290.49359233363</text:p>
          </table:table-cell>
          <table:table-cell table:formula="of:=[.$Y$3]*POWER([.B26];2)+[.$Y$4]*[.B26]+[.$Y$5]" office:value-type="float" office:value="186.113105618254" calcext:value-type="float">
            <text:p>186.1131056182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POWER([.B27];2)" office:value-type="float" office:value="7.84" calcext:value-type="float">
            <text:p>7.84</text:p>
          </table:table-cell>
          <table:table-cell table:formula="of:=POWER([.B27];3)" office:value-type="float" office:value="21.952" calcext:value-type="float">
            <text:p>21.952</text:p>
          </table:table-cell>
          <table:table-cell table:formula="of:=POWER([.B27];4)" office:value-type="float" office:value="61.4656" calcext:value-type="float">
            <text:p>61.4656</text:p>
          </table:table-cell>
          <table:table-cell table:formula="of:=[.B27]*[.H27]" office:value-type="float" office:value="433.07530453115" calcext:value-type="float">
            <text:p>433.07530453115</text:p>
          </table:table-cell>
          <table:table-cell table:formula="of:=[.C27]*[.H27]" office:value-type="float" office:value="1212.61085268722" calcext:value-type="float">
            <text:p>1212.61085268722</text:p>
          </table:table-cell>
          <table:table-cell office:value-type="float" office:value="154.669751618268" calcext:value-type="float">
            <text:p>154.669751618268</text:p>
          </table:table-cell>
          <table:table-cell/>
          <table:table-cell table:formula="of:=[.$U$3]*[.B27]+[.$U$4]" office:value-type="float" office:value="313.073862304972" calcext:value-type="float">
            <text:p>313.073862304972</text:p>
          </table:table-cell>
          <table:table-cell table:formula="of:=[.$Y$3]*POWER([.B27];2)+[.$Y$4]*[.B27]+[.$Y$5]" office:value-type="float" office:value="203.617290883428" calcext:value-type="float">
            <text:p>203.6172908834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POWER([.B28];2)" office:value-type="float" office:value="8.41" calcext:value-type="float">
            <text:p>8.41</text:p>
          </table:table-cell>
          <table:table-cell table:formula="of:=POWER([.B28];3)" office:value-type="float" office:value="24.389" calcext:value-type="float">
            <text:p>24.389</text:p>
          </table:table-cell>
          <table:table-cell table:formula="of:=POWER([.B28];4)" office:value-type="float" office:value="70.7281" calcext:value-type="float">
            <text:p>70.7281</text:p>
          </table:table-cell>
          <table:table-cell table:formula="of:=[.B28]*[.H28]" office:value-type="float" office:value="665.870004386989" calcext:value-type="float">
            <text:p>665.870004386989</text:p>
          </table:table-cell>
          <table:table-cell table:formula="of:=[.C28]*[.H28]" office:value-type="float" office:value="1931.02301272227" calcext:value-type="float">
            <text:p>1931.02301272227</text:p>
          </table:table-cell>
          <table:table-cell office:value-type="float" office:value="229.610346340341" calcext:value-type="float">
            <text:p>229.610346340341</text:p>
          </table:table-cell>
          <table:table-cell/>
          <table:table-cell table:formula="of:=[.$U$3]*[.B28]+[.$U$4]" office:value-type="float" office:value="335.654132276314" calcext:value-type="float">
            <text:p>335.654132276314</text:p>
          </table:table-cell>
          <table:table-cell table:formula="of:=[.$Y$3]*POWER([.B28];2)+[.$Y$4]*[.B28]+[.$Y$5]" office:value-type="float" office:value="222.244606581726" calcext:value-type="float">
            <text:p>222.2446065817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POWER([.B29];2)" office:value-type="float" office:value="9" calcext:value-type="float">
            <text:p>9</text:p>
          </table:table-cell>
          <table:table-cell table:formula="of:=POWER([.B29];3)" office:value-type="float" office:value="27" calcext:value-type="float">
            <text:p>27</text:p>
          </table:table-cell>
          <table:table-cell table:formula="of:=POWER([.B29];4)" office:value-type="float" office:value="81" calcext:value-type="float">
            <text:p>81</text:p>
          </table:table-cell>
          <table:table-cell table:formula="of:=[.B29]*[.H29]" office:value-type="float" office:value="793.716945558492" calcext:value-type="float">
            <text:p>793.716945558492</text:p>
          </table:table-cell>
          <table:table-cell table:formula="of:=[.C29]*[.H29]" office:value-type="float" office:value="2381.15083667548" calcext:value-type="float">
            <text:p>2381.15083667548</text:p>
          </table:table-cell>
          <table:table-cell office:value-type="float" office:value="264.572315186164" calcext:value-type="float">
            <text:p>264.572315186164</text:p>
          </table:table-cell>
          <table:table-cell/>
          <table:table-cell table:formula="of:=[.$U$3]*[.B29]+[.$U$4]" office:value-type="float" office:value="358.234402247656" calcext:value-type="float">
            <text:p>358.234402247656</text:p>
          </table:table-cell>
          <table:table-cell table:formula="of:=[.$Y$3]*POWER([.B29];2)+[.$Y$4]*[.B29]+[.$Y$5]" office:value-type="float" office:value="241.995052713149" calcext:value-type="float">
            <text:p>241.9950527131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table:formula="of:=POWER([.B30];2)" office:value-type="float" office:value="9.61" calcext:value-type="float">
            <text:p>9.61</text:p>
          </table:table-cell>
          <table:table-cell table:formula="of:=POWER([.B30];3)" office:value-type="float" office:value="29.791" calcext:value-type="float">
            <text:p>29.791</text:p>
          </table:table-cell>
          <table:table-cell table:formula="of:=POWER([.B30];4)" office:value-type="float" office:value="92.3521" calcext:value-type="float">
            <text:p>92.3521</text:p>
          </table:table-cell>
          <table:table-cell table:formula="of:=[.B30]*[.H30]" office:value-type="float" office:value="694.467949714274" calcext:value-type="float">
            <text:p>694.467949714274</text:p>
          </table:table-cell>
          <table:table-cell table:formula="of:=[.C30]*[.H30]" office:value-type="float" office:value="2152.85064411425" calcext:value-type="float">
            <text:p>2152.85064411425</text:p>
          </table:table-cell>
          <table:table-cell office:value-type="float" office:value="224.021919262669" calcext:value-type="float">
            <text:p>224.021919262669</text:p>
          </table:table-cell>
          <table:table-cell/>
          <table:table-cell table:formula="of:=[.$U$3]*[.B30]+[.$U$4]" office:value-type="float" office:value="380.814672218998" calcext:value-type="float">
            <text:p>380.814672218998</text:p>
          </table:table-cell>
          <table:table-cell table:formula="of:=[.$Y$3]*POWER([.B30];2)+[.$Y$4]*[.B30]+[.$Y$5]" office:value-type="float" office:value="262.868629277696" calcext:value-type="float">
            <text:p>262.8686292776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POWER([.B31];2)" office:value-type="float" office:value="10.24" calcext:value-type="float">
            <text:p>10.24</text:p>
          </table:table-cell>
          <table:table-cell table:formula="of:=POWER([.B31];3)" office:value-type="float" office:value="32.768" calcext:value-type="float">
            <text:p>32.768</text:p>
          </table:table-cell>
          <table:table-cell table:formula="of:=POWER([.B31];4)" office:value-type="float" office:value="104.8576" calcext:value-type="float">
            <text:p>104.8576</text:p>
          </table:table-cell>
          <table:table-cell table:formula="of:=[.B31]*[.H31]" office:value-type="float" office:value="1073.95665280856" calcext:value-type="float">
            <text:p>1073.95665280856</text:p>
          </table:table-cell>
          <table:table-cell table:formula="of:=[.C31]*[.H31]" office:value-type="float" office:value="3436.6612889874" calcext:value-type="float">
            <text:p>3436.6612889874</text:p>
          </table:table-cell>
          <table:table-cell office:value-type="float" office:value="335.611454002676" calcext:value-type="float">
            <text:p>335.611454002676</text:p>
          </table:table-cell>
          <table:table-cell/>
          <table:table-cell table:formula="of:=[.$U$3]*[.B31]+[.$U$4]" office:value-type="float" office:value="403.39494219034" calcext:value-type="float">
            <text:p>403.39494219034</text:p>
          </table:table-cell>
          <table:table-cell table:formula="of:=[.$Y$3]*POWER([.B31];2)+[.$Y$4]*[.B31]+[.$Y$5]" office:value-type="float" office:value="284.865336275368" calcext:value-type="float">
            <text:p>284.86533627536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table:formula="of:=POWER([.B32];2)" office:value-type="float" office:value="10.89" calcext:value-type="float">
            <text:p>10.89</text:p>
          </table:table-cell>
          <table:table-cell table:formula="of:=POWER([.B32];3)" office:value-type="float" office:value="35.937" calcext:value-type="float">
            <text:p>35.937</text:p>
          </table:table-cell>
          <table:table-cell table:formula="of:=POWER([.B32];4)" office:value-type="float" office:value="118.5921" calcext:value-type="float">
            <text:p>118.5921</text:p>
          </table:table-cell>
          <table:table-cell table:formula="of:=[.B32]*[.H32]" office:value-type="float" office:value="1132.13338346802" calcext:value-type="float">
            <text:p>1132.13338346802</text:p>
          </table:table-cell>
          <table:table-cell table:formula="of:=[.C32]*[.H32]" office:value-type="float" office:value="3736.04016544445" calcext:value-type="float">
            <text:p>3736.04016544445</text:p>
          </table:table-cell>
          <table:table-cell office:value-type="float" office:value="343.070722263035" calcext:value-type="float">
            <text:p>343.070722263035</text:p>
          </table:table-cell>
          <table:table-cell/>
          <table:table-cell table:formula="of:=[.$U$3]*[.B32]+[.$U$4]" office:value-type="float" office:value="425.975212161682" calcext:value-type="float">
            <text:p>425.975212161682</text:p>
          </table:table-cell>
          <table:table-cell table:formula="of:=[.$Y$3]*POWER([.B32];2)+[.$Y$4]*[.B32]+[.$Y$5]" office:value-type="float" office:value="307.985173706164" calcext:value-type="float">
            <text:p>307.9851737061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POWER([.B33];2)" office:value-type="float" office:value="11.56" calcext:value-type="float">
            <text:p>11.56</text:p>
          </table:table-cell>
          <table:table-cell table:formula="of:=POWER([.B33];3)" office:value-type="float" office:value="39.304" calcext:value-type="float">
            <text:p>39.304</text:p>
          </table:table-cell>
          <table:table-cell table:formula="of:=POWER([.B33];4)" office:value-type="float" office:value="133.6336" calcext:value-type="float">
            <text:p>133.6336</text:p>
          </table:table-cell>
          <table:table-cell table:formula="of:=[.B33]*[.H33]" office:value-type="float" office:value="1235.86556307935" calcext:value-type="float">
            <text:p>1235.86556307935</text:p>
          </table:table-cell>
          <table:table-cell table:formula="of:=[.C33]*[.H33]" office:value-type="float" office:value="4201.9429144698" calcext:value-type="float">
            <text:p>4201.9429144698</text:p>
          </table:table-cell>
          <table:table-cell office:value-type="float" office:value="363.489871493927" calcext:value-type="float">
            <text:p>363.489871493927</text:p>
          </table:table-cell>
          <table:table-cell/>
          <table:table-cell table:formula="of:=[.$U$3]*[.B33]+[.$U$4]" office:value-type="float" office:value="448.555482133024" calcext:value-type="float">
            <text:p>448.555482133024</text:p>
          </table:table-cell>
          <table:table-cell table:formula="of:=[.$Y$3]*POWER([.B33];2)+[.$Y$4]*[.B33]+[.$Y$5]" office:value-type="float" office:value="332.228141570084" calcext:value-type="float">
            <text:p>332.2281415700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POWER([.B34];2)" office:value-type="float" office:value="12.25" calcext:value-type="float">
            <text:p>12.25</text:p>
          </table:table-cell>
          <table:table-cell table:formula="of:=POWER([.B34];3)" office:value-type="float" office:value="42.875" calcext:value-type="float">
            <text:p>42.875</text:p>
          </table:table-cell>
          <table:table-cell table:formula="of:=POWER([.B34];4)" office:value-type="float" office:value="150.0625" calcext:value-type="float">
            <text:p>150.0625</text:p>
          </table:table-cell>
          <table:table-cell table:formula="of:=[.B34]*[.H34]" office:value-type="float" office:value="1208.86426009053" calcext:value-type="float">
            <text:p>1208.86426009053</text:p>
          </table:table-cell>
          <table:table-cell table:formula="of:=[.C34]*[.H34]" office:value-type="float" office:value="4231.02491031684" calcext:value-type="float">
            <text:p>4231.02491031684</text:p>
          </table:table-cell>
          <table:table-cell office:value-type="float" office:value="345.389788597293" calcext:value-type="float">
            <text:p>345.389788597293</text:p>
          </table:table-cell>
          <table:table-cell/>
          <table:table-cell table:formula="of:=[.$U$3]*[.B34]+[.$U$4]" office:value-type="float" office:value="471.135752104367" calcext:value-type="float">
            <text:p>471.135752104367</text:p>
          </table:table-cell>
          <table:table-cell table:formula="of:=[.$Y$3]*POWER([.B34];2)+[.$Y$4]*[.B34]+[.$Y$5]" office:value-type="float" office:value="357.594239867129" calcext:value-type="float">
            <text:p>357.5942398671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POWER([.B35];2)" office:value-type="float" office:value="12.96" calcext:value-type="float">
            <text:p>12.96</text:p>
          </table:table-cell>
          <table:table-cell table:formula="of:=POWER([.B35];3)" office:value-type="float" office:value="46.656" calcext:value-type="float">
            <text:p>46.656</text:p>
          </table:table-cell>
          <table:table-cell table:formula="of:=POWER([.B35];4)" office:value-type="float" office:value="167.9616" calcext:value-type="float">
            <text:p>167.9616</text:p>
          </table:table-cell>
          <table:table-cell table:formula="of:=[.B35]*[.H35]" office:value-type="float" office:value="1363.71642037008" calcext:value-type="float">
            <text:p>1363.71642037008</text:p>
          </table:table-cell>
          <table:table-cell table:formula="of:=[.C35]*[.H35]" office:value-type="float" office:value="4909.37911333229" calcext:value-type="float">
            <text:p>4909.37911333229</text:p>
          </table:table-cell>
          <table:table-cell office:value-type="float" office:value="378.810116769467" calcext:value-type="float">
            <text:p>378.810116769467</text:p>
          </table:table-cell>
          <table:table-cell/>
          <table:table-cell table:formula="of:=[.$U$3]*[.B35]+[.$U$4]" office:value-type="float" office:value="493.716022075709" calcext:value-type="float">
            <text:p>493.716022075709</text:p>
          </table:table-cell>
          <table:table-cell table:formula="of:=[.$Y$3]*POWER([.B35];2)+[.$Y$4]*[.B35]+[.$Y$5]" office:value-type="float" office:value="384.083468597298" calcext:value-type="float">
            <text:p>384.0834685972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table:formula="of:=POWER([.B36];2)" office:value-type="float" office:value="13.69" calcext:value-type="float">
            <text:p>13.69</text:p>
          </table:table-cell>
          <table:table-cell table:formula="of:=POWER([.B36];3)" office:value-type="float" office:value="50.653" calcext:value-type="float">
            <text:p>50.653</text:p>
          </table:table-cell>
          <table:table-cell table:formula="of:=POWER([.B36];4)" office:value-type="float" office:value="187.4161" calcext:value-type="float">
            <text:p>187.4161</text:p>
          </table:table-cell>
          <table:table-cell table:formula="of:=[.B36]*[.H36]" office:value-type="float" office:value="1271.03972175853" calcext:value-type="float">
            <text:p>1271.03972175853</text:p>
          </table:table-cell>
          <table:table-cell table:formula="of:=[.C36]*[.H36]" office:value-type="float" office:value="4702.84697050656" calcext:value-type="float">
            <text:p>4702.84697050656</text:p>
          </table:table-cell>
          <table:table-cell office:value-type="float" office:value="343.524249123927" calcext:value-type="float">
            <text:p>343.524249123927</text:p>
          </table:table-cell>
          <table:table-cell/>
          <table:table-cell table:formula="of:=[.$U$3]*[.B36]+[.$U$4]" office:value-type="float" office:value="516.296292047051" calcext:value-type="float">
            <text:p>516.296292047051</text:p>
          </table:table-cell>
          <table:table-cell table:formula="of:=[.$Y$3]*POWER([.B36];2)+[.$Y$4]*[.B36]+[.$Y$5]" office:value-type="float" office:value="411.695827760592" calcext:value-type="float">
            <text:p>411.6958277605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POWER([.B37];2)" office:value-type="float" office:value="14.44" calcext:value-type="float">
            <text:p>14.44</text:p>
          </table:table-cell>
          <table:table-cell table:formula="of:=POWER([.B37];3)" office:value-type="float" office:value="54.872" calcext:value-type="float">
            <text:p>54.872</text:p>
          </table:table-cell>
          <table:table-cell table:formula="of:=POWER([.B37];4)" office:value-type="float" office:value="208.5136" calcext:value-type="float">
            <text:p>208.5136</text:p>
          </table:table-cell>
          <table:table-cell table:formula="of:=[.B37]*[.H37]" office:value-type="float" office:value="1421.81766656827" calcext:value-type="float">
            <text:p>1421.81766656827</text:p>
          </table:table-cell>
          <table:table-cell table:formula="of:=[.C37]*[.H37]" office:value-type="float" office:value="5402.90713295944" calcext:value-type="float">
            <text:p>5402.90713295944</text:p>
          </table:table-cell>
          <table:table-cell office:value-type="float" office:value="374.162543833756" calcext:value-type="float">
            <text:p>374.162543833756</text:p>
          </table:table-cell>
          <table:table-cell/>
          <table:table-cell table:formula="of:=[.$U$3]*[.B37]+[.$U$4]" office:value-type="float" office:value="538.876562018393" calcext:value-type="float">
            <text:p>538.876562018393</text:p>
          </table:table-cell>
          <table:table-cell table:formula="of:=[.$Y$3]*POWER([.B37];2)+[.$Y$4]*[.B37]+[.$Y$5]" office:value-type="float" office:value="440.43131735701" calcext:value-type="float">
            <text:p>440.431317357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formula="of:=POWER([.B38];2)" office:value-type="float" office:value="15.21" calcext:value-type="float">
            <text:p>15.21</text:p>
          </table:table-cell>
          <table:table-cell table:formula="of:=POWER([.B38];3)" office:value-type="float" office:value="59.319" calcext:value-type="float">
            <text:p>59.319</text:p>
          </table:table-cell>
          <table:table-cell table:formula="of:=POWER([.B38];4)" office:value-type="float" office:value="231.3441" calcext:value-type="float">
            <text:p>231.3441</text:p>
          </table:table-cell>
          <table:table-cell table:formula="of:=[.B38]*[.H38]" office:value-type="float" office:value="1799.06292869596" calcext:value-type="float">
            <text:p>1799.06292869596</text:p>
          </table:table-cell>
          <table:table-cell table:formula="of:=[.C38]*[.H38]" office:value-type="float" office:value="7016.34542191423" calcext:value-type="float">
            <text:p>7016.34542191423</text:p>
          </table:table-cell>
          <table:table-cell office:value-type="float" office:value="461.298186845117" calcext:value-type="float">
            <text:p>461.298186845117</text:p>
          </table:table-cell>
          <table:table-cell/>
          <table:table-cell table:formula="of:=[.$U$3]*[.B38]+[.$U$4]" office:value-type="float" office:value="561.456831989735" calcext:value-type="float">
            <text:p>561.456831989735</text:p>
          </table:table-cell>
          <table:table-cell table:formula="of:=[.$Y$3]*POWER([.B38];2)+[.$Y$4]*[.B38]+[.$Y$5]" office:value-type="float" office:value="470.289937386553" calcext:value-type="float">
            <text:p>470.2899373865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POWER([.B39];2)" office:value-type="float" office:value="16" calcext:value-type="float">
            <text:p>16</text:p>
          </table:table-cell>
          <table:table-cell table:formula="of:=POWER([.B39];3)" office:value-type="float" office:value="64" calcext:value-type="float">
            <text:p>64</text:p>
          </table:table-cell>
          <table:table-cell table:formula="of:=POWER([.B39];4)" office:value-type="float" office:value="256" calcext:value-type="float">
            <text:p>256</text:p>
          </table:table-cell>
          <table:table-cell table:formula="of:=[.B39]*[.H39]" office:value-type="float" office:value="1756.19667494747" calcext:value-type="float">
            <text:p>1756.19667494747</text:p>
          </table:table-cell>
          <table:table-cell table:formula="of:=[.C39]*[.H39]" office:value-type="float" office:value="7024.78669978989" calcext:value-type="float">
            <text:p>7024.78669978989</text:p>
          </table:table-cell>
          <table:table-cell office:value-type="float" office:value="439.049168736868" calcext:value-type="float">
            <text:p>439.049168736868</text:p>
          </table:table-cell>
          <table:table-cell/>
          <table:table-cell table:formula="of:=[.$U$3]*[.B39]+[.$U$4]" office:value-type="float" office:value="584.037101961077" calcext:value-type="float">
            <text:p>584.037101961077</text:p>
          </table:table-cell>
          <table:table-cell table:formula="of:=[.$Y$3]*POWER([.B39];2)+[.$Y$4]*[.B39]+[.$Y$5]" office:value-type="float" office:value="501.27168784922" calcext:value-type="float">
            <text:p>501.271687849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formula="of:=POWER([.B40];2)" office:value-type="float" office:value="16.81" calcext:value-type="float">
            <text:p>16.81</text:p>
          </table:table-cell>
          <table:table-cell table:formula="of:=POWER([.B40];3)" office:value-type="float" office:value="68.921" calcext:value-type="float">
            <text:p>68.921</text:p>
          </table:table-cell>
          <table:table-cell table:formula="of:=POWER([.B40];4)" office:value-type="float" office:value="282.5761" calcext:value-type="float">
            <text:p>282.5761</text:p>
          </table:table-cell>
          <table:table-cell table:formula="of:=[.B40]*[.H40]" office:value-type="float" office:value="2088.18881705314" calcext:value-type="float">
            <text:p>2088.18881705314</text:p>
          </table:table-cell>
          <table:table-cell table:formula="of:=[.C40]*[.H40]" office:value-type="float" office:value="8561.57414991785" calcext:value-type="float">
            <text:p>8561.57414991785</text:p>
          </table:table-cell>
          <table:table-cell office:value-type="float" office:value="509.314345622716" calcext:value-type="float">
            <text:p>509.314345622716</text:p>
          </table:table-cell>
          <table:table-cell/>
          <table:table-cell table:formula="of:=[.$U$3]*[.B40]+[.$U$4]" office:value-type="float" office:value="606.617371932419" calcext:value-type="float">
            <text:p>606.617371932419</text:p>
          </table:table-cell>
          <table:table-cell table:formula="of:=[.$Y$3]*POWER([.B40];2)+[.$Y$4]*[.B40]+[.$Y$5]" office:value-type="float" office:value="533.376568745011" calcext:value-type="float">
            <text:p>533.3765687450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POWER([.B41];2)" office:value-type="float" office:value="17.64" calcext:value-type="float">
            <text:p>17.64</text:p>
          </table:table-cell>
          <table:table-cell table:formula="of:=POWER([.B41];3)" office:value-type="float" office:value="74.088" calcext:value-type="float">
            <text:p>74.088</text:p>
          </table:table-cell>
          <table:table-cell table:formula="of:=POWER([.B41];4)" office:value-type="float" office:value="311.1696" calcext:value-type="float">
            <text:p>311.1696</text:p>
          </table:table-cell>
          <table:table-cell table:formula="of:=[.B41]*[.H41]" office:value-type="float" office:value="2370.49601184557" calcext:value-type="float">
            <text:p>2370.49601184557</text:p>
          </table:table-cell>
          <table:table-cell table:formula="of:=[.C41]*[.H41]" office:value-type="float" office:value="9956.08324975141" calcext:value-type="float">
            <text:p>9956.08324975141</text:p>
          </table:table-cell>
          <table:table-cell office:value-type="float" office:value="564.403812344184" calcext:value-type="float">
            <text:p>564.403812344184</text:p>
          </table:table-cell>
          <table:table-cell/>
          <table:table-cell table:formula="of:=[.$U$3]*[.B41]+[.$U$4]" office:value-type="float" office:value="629.197641903761" calcext:value-type="float">
            <text:p>629.197641903761</text:p>
          </table:table-cell>
          <table:table-cell table:formula="of:=[.$Y$3]*POWER([.B41];2)+[.$Y$4]*[.B41]+[.$Y$5]" office:value-type="float" office:value="566.604580073927" calcext:value-type="float">
            <text:p>566.6045800739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table:formula="of:=POWER([.B42];2)" office:value-type="float" office:value="18.49" calcext:value-type="float">
            <text:p>18.49</text:p>
          </table:table-cell>
          <table:table-cell table:formula="of:=POWER([.B42];3)" office:value-type="float" office:value="79.507" calcext:value-type="float">
            <text:p>79.507</text:p>
          </table:table-cell>
          <table:table-cell table:formula="of:=POWER([.B42];4)" office:value-type="float" office:value="341.8801" calcext:value-type="float">
            <text:p>341.8801</text:p>
          </table:table-cell>
          <table:table-cell table:formula="of:=[.B42]*[.H42]" office:value-type="float" office:value="2159.148330166" calcext:value-type="float">
            <text:p>2159.148330166</text:p>
          </table:table-cell>
          <table:table-cell table:formula="of:=[.C42]*[.H42]" office:value-type="float" office:value="9284.33781971378" calcext:value-type="float">
            <text:p>9284.33781971378</text:p>
          </table:table-cell>
          <table:table-cell office:value-type="float" office:value="502.127518643255" calcext:value-type="float">
            <text:p>502.127518643255</text:p>
          </table:table-cell>
          <table:table-cell/>
          <table:table-cell table:formula="of:=[.$U$3]*[.B42]+[.$U$4]" office:value-type="float" office:value="651.777911875103" calcext:value-type="float">
            <text:p>651.777911875103</text:p>
          </table:table-cell>
          <table:table-cell table:formula="of:=[.$Y$3]*POWER([.B42];2)+[.$Y$4]*[.B42]+[.$Y$5]" office:value-type="float" office:value="600.955721835967" calcext:value-type="float">
            <text:p>600.9557218359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POWER([.B43];2)" office:value-type="float" office:value="19.36" calcext:value-type="float">
            <text:p>19.36</text:p>
          </table:table-cell>
          <table:table-cell table:formula="of:=POWER([.B43];3)" office:value-type="float" office:value="85.184" calcext:value-type="float">
            <text:p>85.184</text:p>
          </table:table-cell>
          <table:table-cell table:formula="of:=POWER([.B43];4)" office:value-type="float" office:value="374.8096" calcext:value-type="float">
            <text:p>374.8096</text:p>
          </table:table-cell>
          <table:table-cell table:formula="of:=[.B43]*[.H43]" office:value-type="float" office:value="2640.6027217955" calcext:value-type="float">
            <text:p>2640.6027217955</text:p>
          </table:table-cell>
          <table:table-cell table:formula="of:=[.C43]*[.H43]" office:value-type="float" office:value="11618.6519759002" calcext:value-type="float">
            <text:p>11618.6519759002</text:p>
          </table:table-cell>
          <table:table-cell office:value-type="float" office:value="600.136982226251" calcext:value-type="float">
            <text:p>600.136982226251</text:p>
          </table:table-cell>
          <table:table-cell/>
          <table:table-cell table:formula="of:=[.$U$3]*[.B43]+[.$U$4]" office:value-type="float" office:value="674.358181846445" calcext:value-type="float">
            <text:p>674.358181846445</text:p>
          </table:table-cell>
          <table:table-cell table:formula="of:=[.$Y$3]*POWER([.B43];2)+[.$Y$4]*[.B43]+[.$Y$5]" office:value-type="float" office:value="636.429994031132" calcext:value-type="float">
            <text:p>636.4299940311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POWER([.B44];2)" office:value-type="float" office:value="20.25" calcext:value-type="float">
            <text:p>20.25</text:p>
          </table:table-cell>
          <table:table-cell table:formula="of:=POWER([.B44];3)" office:value-type="float" office:value="91.125" calcext:value-type="float">
            <text:p>91.125</text:p>
          </table:table-cell>
          <table:table-cell table:formula="of:=POWER([.B44];4)" office:value-type="float" office:value="410.0625" calcext:value-type="float">
            <text:p>410.0625</text:p>
          </table:table-cell>
          <table:table-cell table:formula="of:=[.B44]*[.H44]" office:value-type="float" office:value="2962.65511772337" calcext:value-type="float">
            <text:p>2962.65511772337</text:p>
          </table:table-cell>
          <table:table-cell table:formula="of:=[.C44]*[.H44]" office:value-type="float" office:value="13331.9480297552" calcext:value-type="float">
            <text:p>13331.9480297552</text:p>
          </table:table-cell>
          <table:table-cell office:value-type="float" office:value="658.367803938526" calcext:value-type="float">
            <text:p>658.367803938526</text:p>
          </table:table-cell>
          <table:table-cell/>
          <table:table-cell table:formula="of:=[.$U$3]*[.B44]+[.$U$4]" office:value-type="float" office:value="696.938451817787" calcext:value-type="float">
            <text:p>696.938451817787</text:p>
          </table:table-cell>
          <table:table-cell table:formula="of:=[.$Y$3]*POWER([.B44];2)+[.$Y$4]*[.B44]+[.$Y$5]" office:value-type="float" office:value="673.027396659421" calcext:value-type="float">
            <text:p>673.0273966594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POWER([.B45];2)" office:value-type="float" office:value="21.16" calcext:value-type="float">
            <text:p>21.16</text:p>
          </table:table-cell>
          <table:table-cell table:formula="of:=POWER([.B45];3)" office:value-type="float" office:value="97.336" calcext:value-type="float">
            <text:p>97.336</text:p>
          </table:table-cell>
          <table:table-cell table:formula="of:=POWER([.B45];4)" office:value-type="float" office:value="447.7456" calcext:value-type="float">
            <text:p>447.7456</text:p>
          </table:table-cell>
          <table:table-cell table:formula="of:=[.B45]*[.H45]" office:value-type="float" office:value="2945.79300116464" calcext:value-type="float">
            <text:p>2945.79300116464</text:p>
          </table:table-cell>
          <table:table-cell table:formula="of:=[.C45]*[.H45]" office:value-type="float" office:value="13550.6478053573" calcext:value-type="float">
            <text:p>13550.6478053573</text:p>
          </table:table-cell>
          <table:table-cell office:value-type="float" office:value="640.389782861878" calcext:value-type="float">
            <text:p>640.389782861878</text:p>
          </table:table-cell>
          <table:table-cell/>
          <table:table-cell table:formula="of:=[.$U$3]*[.B45]+[.$U$4]" office:value-type="float" office:value="719.518721789129" calcext:value-type="float">
            <text:p>719.518721789129</text:p>
          </table:table-cell>
          <table:table-cell table:formula="of:=[.$Y$3]*POWER([.B45];2)+[.$Y$4]*[.B45]+[.$Y$5]" office:value-type="float" office:value="710.747929720835" calcext:value-type="float">
            <text:p>710.7479297208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table:formula="of:=POWER([.B46];2)" office:value-type="float" office:value="22.09" calcext:value-type="float">
            <text:p>22.09</text:p>
          </table:table-cell>
          <table:table-cell table:formula="of:=POWER([.B46];3)" office:value-type="float" office:value="103.823" calcext:value-type="float">
            <text:p>103.823</text:p>
          </table:table-cell>
          <table:table-cell table:formula="of:=POWER([.B46];4)" office:value-type="float" office:value="487.9681" calcext:value-type="float">
            <text:p>487.9681</text:p>
          </table:table-cell>
          <table:table-cell table:formula="of:=[.B46]*[.H46]" office:value-type="float" office:value="3395.91680803884" calcext:value-type="float">
            <text:p>3395.91680803884</text:p>
          </table:table-cell>
          <table:table-cell table:formula="of:=[.C46]*[.H46]" office:value-type="float" office:value="15960.8089977825" calcext:value-type="float">
            <text:p>15960.8089977825</text:p>
          </table:table-cell>
          <table:table-cell office:value-type="float" office:value="722.535491072093" calcext:value-type="float">
            <text:p>722.535491072093</text:p>
          </table:table-cell>
          <table:table-cell/>
          <table:table-cell table:formula="of:=[.$U$3]*[.B46]+[.$U$4]" office:value-type="float" office:value="742.098991760472" calcext:value-type="float">
            <text:p>742.098991760472</text:p>
          </table:table-cell>
          <table:table-cell table:formula="of:=[.$Y$3]*POWER([.B46];2)+[.$Y$4]*[.B46]+[.$Y$5]" office:value-type="float" office:value="749.591593215373" calcext:value-type="float">
            <text:p>749.5915932153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POWER([.B47];2)" office:value-type="float" office:value="23.04" calcext:value-type="float">
            <text:p>23.04</text:p>
          </table:table-cell>
          <table:table-cell table:formula="of:=POWER([.B47];3)" office:value-type="float" office:value="110.592" calcext:value-type="float">
            <text:p>110.592</text:p>
          </table:table-cell>
          <table:table-cell table:formula="of:=POWER([.B47];4)" office:value-type="float" office:value="530.8416" calcext:value-type="float">
            <text:p>530.8416</text:p>
          </table:table-cell>
          <table:table-cell table:formula="of:=[.B47]*[.H47]" office:value-type="float" office:value="3271.61060663741" calcext:value-type="float">
            <text:p>3271.61060663741</text:p>
          </table:table-cell>
          <table:table-cell table:formula="of:=[.C47]*[.H47]" office:value-type="float" office:value="15703.7309118596" calcext:value-type="float">
            <text:p>15703.7309118596</text:p>
          </table:table-cell>
          <table:table-cell office:value-type="float" office:value="681.585543049461" calcext:value-type="float">
            <text:p>681.585543049461</text:p>
          </table:table-cell>
          <table:table-cell/>
          <table:table-cell table:formula="of:=[.$U$3]*[.B47]+[.$U$4]" office:value-type="float" office:value="764.679261731814" calcext:value-type="float">
            <text:p>764.679261731814</text:p>
          </table:table-cell>
          <table:table-cell table:formula="of:=[.$Y$3]*POWER([.B47];2)+[.$Y$4]*[.B47]+[.$Y$5]" office:value-type="float" office:value="789.558387143035" calcext:value-type="float">
            <text:p>789.5583871430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formula="of:=POWER([.B48];2)" office:value-type="float" office:value="24.01" calcext:value-type="float">
            <text:p>24.01</text:p>
          </table:table-cell>
          <table:table-cell table:formula="of:=POWER([.B48];3)" office:value-type="float" office:value="117.649" calcext:value-type="float">
            <text:p>117.649</text:p>
          </table:table-cell>
          <table:table-cell table:formula="of:=POWER([.B48];4)" office:value-type="float" office:value="576.4801" calcext:value-type="float">
            <text:p>576.4801</text:p>
          </table:table-cell>
          <table:table-cell table:formula="of:=[.B48]*[.H48]" office:value-type="float" office:value="3959.05155527902" calcext:value-type="float">
            <text:p>3959.05155527902</text:p>
          </table:table-cell>
          <table:table-cell table:formula="of:=[.C48]*[.H48]" office:value-type="float" office:value="19399.3526208672" calcext:value-type="float">
            <text:p>19399.3526208672</text:p>
          </table:table-cell>
          <table:table-cell office:value-type="float" office:value="807.969705158984" calcext:value-type="float">
            <text:p>807.969705158984</text:p>
          </table:table-cell>
          <table:table-cell/>
          <table:table-cell table:formula="of:=[.$U$3]*[.B48]+[.$U$4]" office:value-type="float" office:value="787.259531703156" calcext:value-type="float">
            <text:p>787.259531703156</text:p>
          </table:table-cell>
          <table:table-cell table:formula="of:=[.$Y$3]*POWER([.B48];2)+[.$Y$4]*[.B48]+[.$Y$5]" office:value-type="float" office:value="830.648311503823" calcext:value-type="float">
            <text:p>830.64831150382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[.B49];2)" office:value-type="float" office:value="25" calcext:value-type="float">
            <text:p>25</text:p>
          </table:table-cell>
          <table:table-cell table:formula="of:=POWER([.B49];3)" office:value-type="float" office:value="125" calcext:value-type="float">
            <text:p>125</text:p>
          </table:table-cell>
          <table:table-cell table:formula="of:=POWER([.B49];4)" office:value-type="float" office:value="625" calcext:value-type="float">
            <text:p>625</text:p>
          </table:table-cell>
          <table:table-cell table:formula="of:=[.B49]*[.H49]" office:value-type="float" office:value="4700.92734788311" calcext:value-type="float">
            <text:p>4700.92734788311</text:p>
          </table:table-cell>
          <table:table-cell table:formula="of:=[.C49]*[.H49]" office:value-type="float" office:value="23504.6367394155" calcext:value-type="float">
            <text:p>23504.6367394155</text:p>
          </table:table-cell>
          <table:table-cell office:value-type="float" office:value="940.185469576621" calcext:value-type="float">
            <text:p>940.185469576621</text:p>
          </table:table-cell>
          <table:table-cell/>
          <table:table-cell table:formula="of:=[.$U$3]*[.B49]+[.$U$4]" office:value-type="float" office:value="809.839801674498" calcext:value-type="float">
            <text:p>809.839801674498</text:p>
          </table:table-cell>
          <table:table-cell table:formula="of:=[.$Y$3]*POWER([.B49];2)+[.$Y$4]*[.B49]+[.$Y$5]" office:value-type="float" office:value="872.861366297734" calcext:value-type="float">
            <text:p>872.8613662977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formula="of:=POWER([.B50];2)" office:value-type="float" office:value="26.01" calcext:value-type="float">
            <text:p>26.01</text:p>
          </table:table-cell>
          <table:table-cell table:formula="of:=POWER([.B50];3)" office:value-type="float" office:value="132.651" calcext:value-type="float">
            <text:p>132.651</text:p>
          </table:table-cell>
          <table:table-cell table:formula="of:=POWER([.B50];4)" office:value-type="float" office:value="676.5201" calcext:value-type="float">
            <text:p>676.5201</text:p>
          </table:table-cell>
          <table:table-cell table:formula="of:=[.B50]*[.H50]" office:value-type="float" office:value="4878.34689167365" calcext:value-type="float">
            <text:p>4878.34689167365</text:p>
          </table:table-cell>
          <table:table-cell table:formula="of:=[.C50]*[.H50]" office:value-type="float" office:value="24879.5691475356" calcext:value-type="float">
            <text:p>24879.5691475356</text:p>
          </table:table-cell>
          <table:table-cell office:value-type="float" office:value="956.53860621052" calcext:value-type="float">
            <text:p>956.53860621052</text:p>
          </table:table-cell>
          <table:table-cell/>
          <table:table-cell table:formula="of:=[.$U$3]*[.B50]+[.$U$4]" office:value-type="float" office:value="832.42007164584" calcext:value-type="float">
            <text:p>832.42007164584</text:p>
          </table:table-cell>
          <table:table-cell table:formula="of:=[.$Y$3]*POWER([.B50];2)+[.$Y$4]*[.B50]+[.$Y$5]" office:value-type="float" office:value="916.19755152477" calcext:value-type="float">
            <text:p>916.197551524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POWER([.B51];2)" office:value-type="float" office:value="27.04" calcext:value-type="float">
            <text:p>27.04</text:p>
          </table:table-cell>
          <table:table-cell table:formula="of:=POWER([.B51];3)" office:value-type="float" office:value="140.608" calcext:value-type="float">
            <text:p>140.608</text:p>
          </table:table-cell>
          <table:table-cell table:formula="of:=POWER([.B51];4)" office:value-type="float" office:value="731.1616" calcext:value-type="float">
            <text:p>731.1616</text:p>
          </table:table-cell>
          <table:table-cell table:formula="of:=[.B51]*[.H51]" office:value-type="float" office:value="4725.42455402015" calcext:value-type="float">
            <text:p>4725.42455402015</text:p>
          </table:table-cell>
          <table:table-cell table:formula="of:=[.C51]*[.H51]" office:value-type="float" office:value="24572.2076809048" calcext:value-type="float">
            <text:p>24572.2076809048</text:p>
          </table:table-cell>
          <table:table-cell office:value-type="float" office:value="908.735491157721" calcext:value-type="float">
            <text:p>908.735491157721</text:p>
          </table:table-cell>
          <table:table-cell/>
          <table:table-cell table:formula="of:=[.$U$3]*[.B51]+[.$U$4]" office:value-type="float" office:value="855.000341617182" calcext:value-type="float">
            <text:p>855.000341617182</text:p>
          </table:table-cell>
          <table:table-cell table:formula="of:=[.$Y$3]*POWER([.B51];2)+[.$Y$4]*[.B51]+[.$Y$5]" office:value-type="float" office:value="960.65686718493" calcext:value-type="float">
            <text:p>960.656867184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table:formula="of:=POWER([.B52];2)" office:value-type="float" office:value="28.09" calcext:value-type="float">
            <text:p>28.09</text:p>
          </table:table-cell>
          <table:table-cell table:formula="of:=POWER([.B52];3)" office:value-type="float" office:value="148.877" calcext:value-type="float">
            <text:p>148.877</text:p>
          </table:table-cell>
          <table:table-cell table:formula="of:=POWER([.B52];4)" office:value-type="float" office:value="789.0481" calcext:value-type="float">
            <text:p>789.0481</text:p>
          </table:table-cell>
          <table:table-cell table:formula="of:=[.B52]*[.H52]" office:value-type="float" office:value="5683.22692199749" calcext:value-type="float">
            <text:p>5683.22692199749</text:p>
          </table:table-cell>
          <table:table-cell table:formula="of:=[.C52]*[.H52]" office:value-type="float" office:value="30121.1026865867" calcext:value-type="float">
            <text:p>30121.1026865867</text:p>
          </table:table-cell>
          <table:table-cell office:value-type="float" office:value="1072.30696641462" calcext:value-type="float">
            <text:p>1072.30696641462</text:p>
          </table:table-cell>
          <table:table-cell/>
          <table:table-cell table:formula="of:=[.$U$3]*[.B52]+[.$U$4]" office:value-type="float" office:value="877.580611588524" calcext:value-type="float">
            <text:p>877.580611588524</text:p>
          </table:table-cell>
          <table:table-cell table:formula="of:=[.$Y$3]*POWER([.B52];2)+[.$Y$4]*[.B52]+[.$Y$5]" office:value-type="float" office:value="1006.23931327821" calcext:value-type="float">
            <text:p>1006.239313278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POWER([.B53];2)" office:value-type="float" office:value="29.16" calcext:value-type="float">
            <text:p>29.16</text:p>
          </table:table-cell>
          <table:table-cell table:formula="of:=POWER([.B53];3)" office:value-type="float" office:value="157.464" calcext:value-type="float">
            <text:p>157.464</text:p>
          </table:table-cell>
          <table:table-cell table:formula="of:=POWER([.B53];4)" office:value-type="float" office:value="850.3056" calcext:value-type="float">
            <text:p>850.3056</text:p>
          </table:table-cell>
          <table:table-cell table:formula="of:=[.B53]*[.H53]" office:value-type="float" office:value="6058.25064570301" calcext:value-type="float">
            <text:p>6058.25064570301</text:p>
          </table:table-cell>
          <table:table-cell table:formula="of:=[.C53]*[.H53]" office:value-type="float" office:value="32714.5534867963" calcext:value-type="float">
            <text:p>32714.5534867963</text:p>
          </table:table-cell>
          <table:table-cell office:value-type="float" office:value="1121.89826772278" calcext:value-type="float">
            <text:p>1121.89826772278</text:p>
          </table:table-cell>
          <table:table-cell/>
          <table:table-cell table:formula="of:=[.$U$3]*[.B53]+[.$U$4]" office:value-type="float" office:value="900.160881559866" calcext:value-type="float">
            <text:p>900.160881559866</text:p>
          </table:table-cell>
          <table:table-cell table:formula="of:=[.$Y$3]*POWER([.B53];2)+[.$Y$4]*[.B53]+[.$Y$5]" office:value-type="float" office:value="1052.94488980462" calcext:value-type="float">
            <text:p>1052.944889804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POWER([.B54];2)" office:value-type="float" office:value="30.25" calcext:value-type="float">
            <text:p>30.25</text:p>
          </table:table-cell>
          <table:table-cell table:formula="of:=POWER([.B54];3)" office:value-type="float" office:value="166.375" calcext:value-type="float">
            <text:p>166.375</text:p>
          </table:table-cell>
          <table:table-cell table:formula="of:=POWER([.B54];4)" office:value-type="float" office:value="915.0625" calcext:value-type="float">
            <text:p>915.0625</text:p>
          </table:table-cell>
          <table:table-cell table:formula="of:=[.B54]*[.H54]" office:value-type="float" office:value="6502.08632455976" calcext:value-type="float">
            <text:p>6502.08632455976</text:p>
          </table:table-cell>
          <table:table-cell table:formula="of:=[.C54]*[.H54]" office:value-type="float" office:value="35761.4747850787" calcext:value-type="float">
            <text:p>35761.4747850787</text:p>
          </table:table-cell>
          <table:table-cell office:value-type="float" office:value="1182.19751355632" calcext:value-type="float">
            <text:p>1182.19751355632</text:p>
          </table:table-cell>
          <table:table-cell/>
          <table:table-cell table:formula="of:=[.$U$3]*[.B54]+[.$U$4]" office:value-type="float" office:value="922.741151531208" calcext:value-type="float">
            <text:p>922.741151531208</text:p>
          </table:table-cell>
          <table:table-cell table:formula="of:=[.$Y$3]*POWER([.B54];2)+[.$Y$4]*[.B54]+[.$Y$5]" office:value-type="float" office:value="1100.77359676416" calcext:value-type="float">
            <text:p>1100.773596764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POWER([.B55];2)" office:value-type="float" office:value="31.36" calcext:value-type="float">
            <text:p>31.36</text:p>
          </table:table-cell>
          <table:table-cell table:formula="of:=POWER([.B55];3)" office:value-type="float" office:value="175.616" calcext:value-type="float">
            <text:p>175.616</text:p>
          </table:table-cell>
          <table:table-cell table:formula="of:=POWER([.B55];4)" office:value-type="float" office:value="983.4496" calcext:value-type="float">
            <text:p>983.4496</text:p>
          </table:table-cell>
          <table:table-cell table:formula="of:=[.B55]*[.H55]" office:value-type="float" office:value="6386.6455618854" calcext:value-type="float">
            <text:p>6386.6455618854</text:p>
          </table:table-cell>
          <table:table-cell table:formula="of:=[.C55]*[.H55]" office:value-type="float" office:value="35765.2151465582" calcext:value-type="float">
            <text:p>35765.2151465582</text:p>
          </table:table-cell>
          <table:table-cell office:value-type="float" office:value="1140.47242176525" calcext:value-type="float">
            <text:p>1140.47242176525</text:p>
          </table:table-cell>
          <table:table-cell/>
          <table:table-cell table:formula="of:=[.$U$3]*[.B55]+[.$U$4]" office:value-type="float" office:value="945.32142150255" calcext:value-type="float">
            <text:p>945.32142150255</text:p>
          </table:table-cell>
          <table:table-cell table:formula="of:=[.$Y$3]*POWER([.B55];2)+[.$Y$4]*[.B55]+[.$Y$5]" office:value-type="float" office:value="1149.72543415682" calcext:value-type="float">
            <text:p>1149.7254341568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table:formula="of:=POWER([.B56];2)" office:value-type="float" office:value="32.49" calcext:value-type="float">
            <text:p>32.49</text:p>
          </table:table-cell>
          <table:table-cell table:formula="of:=POWER([.B56];3)" office:value-type="float" office:value="185.193" calcext:value-type="float">
            <text:p>185.193</text:p>
          </table:table-cell>
          <table:table-cell table:formula="of:=POWER([.B56];4)" office:value-type="float" office:value="1055.6001" calcext:value-type="float">
            <text:p>1055.6001</text:p>
          </table:table-cell>
          <table:table-cell table:formula="of:=[.B56]*[.H56]" office:value-type="float" office:value="7206.38489179024" calcext:value-type="float">
            <text:p>7206.38489179024</text:p>
          </table:table-cell>
          <table:table-cell table:formula="of:=[.C56]*[.H56]" office:value-type="float" office:value="41076.3938832044" calcext:value-type="float">
            <text:p>41076.3938832044</text:p>
          </table:table-cell>
          <table:table-cell office:value-type="float" office:value="1264.27805119127" calcext:value-type="float">
            <text:p>1264.27805119127</text:p>
          </table:table-cell>
          <table:table-cell/>
          <table:table-cell table:formula="of:=[.$U$3]*[.B56]+[.$U$4]" office:value-type="float" office:value="967.901691473893" calcext:value-type="float">
            <text:p>967.901691473893</text:p>
          </table:table-cell>
          <table:table-cell table:formula="of:=[.$Y$3]*POWER([.B56];2)+[.$Y$4]*[.B56]+[.$Y$5]" office:value-type="float" office:value="1199.8004019826" calcext:value-type="float">
            <text:p>1199.800401982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7T14:53:17.462924848</dc:date>
    <meta:editing-duration>PT1H41M16S</meta:editing-duration>
    <meta:editing-cycles>2</meta:editing-cycles>
    <meta:generator>LibreOffice/6.0.7.3$Linux_X86_64 LibreOffice_project/00m0$Build-3</meta:generator>
    <meta:document-statistic meta:table-count="1" meta:cell-count="4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column-mapping="3" chart:style-name="ch1">
        <chart:legend chart:legend-position="end" svg:x="13.406cm" svg:y="3.706cm" style:legend-expansion="high" chart:style-name="ch2"/>
        <chart:plot-area chart:style-name="ch3" table:cell-range-address="data_5_midterm2.B8:data_5_midterm2.B56 data_5_midterm2.H8:data_5_midterm2.H56 data_5_midterm2.J8:data_5_midterm2.K56" chart:data-source-has-labels="row" svg:x="0.319cm" svg:y="0.18cm" svg:width="12.768cm" svg:height="8.646cm">
          <chartooo:coordinate-region svg:x="1.231cm" svg:y="0.379cm" svg:width="11.68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5_midterm2.H9:data_5_midterm2.H56" chart:label-cell-address="data_5_midterm2.H8:data_5_midterm2.H8" chart:class="chart:scatter">
            <chart:domain table:cell-range-address="data_5_midterm2.B9:data_5_midterm2.B56"/>
            <chart:data-point chart:repeated="48"/>
          </chart:series>
          <chart:series chart:style-name="ch7" chart:values-cell-range-address="data_5_midterm2.K9:data_5_midterm2.K56" chart:label-cell-address="data_5_midterm2.K8:data_5_midterm2.K8" chart:class="chart:scatter">
            <chart:data-point chart:repeated="48"/>
          </chart:series>
          <chart:series chart:style-name="ch8" chart:values-cell-range-address="data_5_midterm2.J9:data_5_midterm2.J56" chart:label-cell-address="data_5_midterm2.J8:data_5_midterm2.J8" chart:class="chart:scatter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data_5_midterm2.H8:data_5_midterm2.H8</svg:desc>
                </draw:g>
              </table:table-cell>
              <table:table-cell office:value-type="string">
                <text:p>Y_cuadratic</text:p>
                <draw:g>
                  <svg:desc>data_5_midterm2.K8:data_5_midterm2.K8</svg:desc>
                </draw:g>
              </table:table-cell>
              <table:table-cell office:value-type="string">
                <text:p>Y_linear</text:p>
                <draw:g>
                  <svg:desc>data_5_midterm2.J8:data_5_midterm2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_5_midterm2.B9:data_5_midterm2.B56</svg:desc>
                </draw:g>
              </table:table-cell>
              <table:table-cell office:value-type="float" office:value="-7.19601880542035">
                <text:p>-7.19601880542035</text:p>
                <draw:g>
                  <svg:desc>data_5_midterm2.H9:data_5_midterm2.H56</svg:desc>
                </draw:g>
              </table:table-cell>
              <table:table-cell office:value-type="float" office:value="60.3809123783388">
                <text:p>60.3809123783388</text:p>
                <draw:g>
                  <svg:desc>data_5_midterm2.K9:data_5_midterm2.K56</svg:desc>
                </draw:g>
              </table:table-cell>
              <table:table-cell office:value-type="float" office:value="-93.3709971791857">
                <text:p>-93.3709971791857</text:p>
                <draw:g>
                  <svg:desc>data_5_midterm2.J9:data_5_midterm2.J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32.3150989938933">
                <text:p>32.3150989938933</text:p>
              </table:table-cell>
              <table:table-cell office:value-type="float" office:value="58.7918802803972">
                <text:p>58.7918802803972</text:p>
              </table:table-cell>
              <table:table-cell office:value-type="float" office:value="-70.7907272078435">
                <text:p>-70.7907272078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148.217708094056">
                <text:p>148.217708094056</text:p>
              </table:table-cell>
              <table:table-cell office:value-type="float" office:value="58.32597861558">
                <text:p>58.32597861558</text:p>
              </table:table-cell>
              <table:table-cell office:value-type="float" office:value="-48.2104572365015">
                <text:p>-48.2104572365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59.6007411058715">
                <text:p>59.6007411058715</text:p>
              </table:table-cell>
              <table:table-cell office:value-type="float" office:value="58.9832073838872">
                <text:p>58.9832073838872</text:p>
              </table:table-cell>
              <table:table-cell office:value-type="float" office:value="-25.6301872651593">
                <text:p>-25.6301872651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34.305425921576">
                <text:p>134.305425921576</text:p>
              </table:table-cell>
              <table:table-cell office:value-type="float" office:value="60.7635665853189">
                <text:p>60.7635665853189</text:p>
              </table:table-cell>
              <table:table-cell office:value-type="float" office:value="-3.04991729381732">
                <text:p>-3.04991729381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92.88125841992">
                <text:p>92.88125841992</text:p>
              </table:table-cell>
              <table:table-cell office:value-type="float" office:value="63.667056219875">
                <text:p>63.667056219875</text:p>
              </table:table-cell>
              <table:table-cell office:value-type="float" office:value="19.5303526775248">
                <text:p>19.5303526775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141.924314083638">
                <text:p>141.924314083638</text:p>
              </table:table-cell>
              <table:table-cell office:value-type="float" office:value="67.6936762875556">
                <text:p>67.6936762875556</text:p>
              </table:table-cell>
              <table:table-cell office:value-type="float" office:value="42.1106226488669">
                <text:p>42.1106226488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82.0087031398024">
                <text:p>82.0087031398024</text:p>
              </table:table-cell>
              <table:table-cell office:value-type="float" office:value="72.8434267883605">
                <text:p>72.8434267883605</text:p>
              </table:table-cell>
              <table:table-cell office:value-type="float" office:value="64.690892620209">
                <text:p>64.690892620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54.238152472588">
                <text:p>154.238152472588</text:p>
              </table:table-cell>
              <table:table-cell office:value-type="float" office:value="79.11630772229">
                <text:p>79.11630772229</text:p>
              </table:table-cell>
              <table:table-cell office:value-type="float" office:value="87.2711625915511">
                <text:p>87.2711625915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99.598708721897">
                <text:p>199.598708721897</text:p>
              </table:table-cell>
              <table:table-cell office:value-type="float" office:value="86.5123190893438">
                <text:p>86.5123190893438</text:p>
              </table:table-cell>
              <table:table-cell office:value-type="float" office:value="109.851432562893">
                <text:p>109.851432562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3.7906759093514">
                <text:p>13.7906759093514</text:p>
              </table:table-cell>
              <table:table-cell office:value-type="float" office:value="95.0314608895221">
                <text:p>95.0314608895221</text:p>
              </table:table-cell>
              <table:table-cell office:value-type="float" office:value="132.431702534235">
                <text:p>132.431702534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112.122032970465">
                <text:p>112.122032970465</text:p>
              </table:table-cell>
              <table:table-cell office:value-type="float" office:value="104.673733122825">
                <text:p>104.673733122825</text:p>
              </table:table-cell>
              <table:table-cell office:value-type="float" office:value="155.011972505577">
                <text:p>155.011972505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103.05157593952">
                <text:p>103.05157593952</text:p>
              </table:table-cell>
              <table:table-cell office:value-type="float" office:value="115.439135789252">
                <text:p>115.439135789252</text:p>
              </table:table-cell>
              <table:table-cell office:value-type="float" office:value="177.592242476919">
                <text:p>177.592242476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120.538931028764">
                <text:p>120.538931028764</text:p>
              </table:table-cell>
              <table:table-cell office:value-type="float" office:value="127.327668888804">
                <text:p>127.327668888804</text:p>
              </table:table-cell>
              <table:table-cell office:value-type="float" office:value="200.172512448261">
                <text:p>200.172512448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55.180253720328">
                <text:p>155.180253720328</text:p>
              </table:table-cell>
              <table:table-cell office:value-type="float" office:value="140.33933242148">
                <text:p>140.33933242148</text:p>
              </table:table-cell>
              <table:table-cell office:value-type="float" office:value="222.752782419604">
                <text:p>222.752782419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176.150756311279">
                <text:p>176.150756311279</text:p>
              </table:table-cell>
              <table:table-cell office:value-type="float" office:value="154.47412638728">
                <text:p>154.47412638728</text:p>
              </table:table-cell>
              <table:table-cell office:value-type="float" office:value="245.333052390946">
                <text:p>245.333052390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198.275937786816">
                <text:p>198.275937786816</text:p>
              </table:table-cell>
              <table:table-cell office:value-type="float" office:value="169.732050786205">
                <text:p>169.732050786205</text:p>
              </table:table-cell>
              <table:table-cell office:value-type="float" office:value="267.913322362288">
                <text:p>267.913322362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221.834503780039">
                <text:p>221.834503780039</text:p>
              </table:table-cell>
              <table:table-cell office:value-type="float" office:value="186.113105618254">
                <text:p>186.113105618254</text:p>
              </table:table-cell>
              <table:table-cell office:value-type="float" office:value="290.49359233363">
                <text:p>290.49359233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154.669751618268">
                <text:p>154.669751618268</text:p>
              </table:table-cell>
              <table:table-cell office:value-type="float" office:value="203.617290883428">
                <text:p>203.617290883428</text:p>
              </table:table-cell>
              <table:table-cell office:value-type="float" office:value="313.073862304972">
                <text:p>313.073862304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229.610346340341">
                <text:p>229.610346340341</text:p>
              </table:table-cell>
              <table:table-cell office:value-type="float" office:value="222.244606581726">
                <text:p>222.244606581726</text:p>
              </table:table-cell>
              <table:table-cell office:value-type="float" office:value="335.654132276314">
                <text:p>335.654132276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264.572315186164">
                <text:p>264.572315186164</text:p>
              </table:table-cell>
              <table:table-cell office:value-type="float" office:value="241.995052713149">
                <text:p>241.995052713149</text:p>
              </table:table-cell>
              <table:table-cell office:value-type="float" office:value="358.234402247656">
                <text:p>358.234402247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224.021919262669">
                <text:p>224.021919262669</text:p>
              </table:table-cell>
              <table:table-cell office:value-type="float" office:value="262.868629277696">
                <text:p>262.868629277696</text:p>
              </table:table-cell>
              <table:table-cell office:value-type="float" office:value="380.814672218998">
                <text:p>380.814672218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335.611454002676">
                <text:p>335.611454002676</text:p>
              </table:table-cell>
              <table:table-cell office:value-type="float" office:value="284.865336275368">
                <text:p>284.865336275368</text:p>
              </table:table-cell>
              <table:table-cell office:value-type="float" office:value="403.39494219034">
                <text:p>403.39494219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343.070722263035">
                <text:p>343.070722263035</text:p>
              </table:table-cell>
              <table:table-cell office:value-type="float" office:value="307.985173706164">
                <text:p>307.985173706164</text:p>
              </table:table-cell>
              <table:table-cell office:value-type="float" office:value="425.975212161682">
                <text:p>425.975212161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363.489871493927">
                <text:p>363.489871493927</text:p>
              </table:table-cell>
              <table:table-cell office:value-type="float" office:value="332.228141570084">
                <text:p>332.228141570084</text:p>
              </table:table-cell>
              <table:table-cell office:value-type="float" office:value="448.555482133024">
                <text:p>448.555482133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345.389788597293">
                <text:p>345.389788597293</text:p>
              </table:table-cell>
              <table:table-cell office:value-type="float" office:value="357.594239867129">
                <text:p>357.594239867129</text:p>
              </table:table-cell>
              <table:table-cell office:value-type="float" office:value="471.135752104367">
                <text:p>471.1357521043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378.810116769467">
                <text:p>378.810116769467</text:p>
              </table:table-cell>
              <table:table-cell office:value-type="float" office:value="384.083468597298">
                <text:p>384.083468597298</text:p>
              </table:table-cell>
              <table:table-cell office:value-type="float" office:value="493.716022075709">
                <text:p>493.716022075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343.524249123927">
                <text:p>343.524249123927</text:p>
              </table:table-cell>
              <table:table-cell office:value-type="float" office:value="411.695827760592">
                <text:p>411.695827760592</text:p>
              </table:table-cell>
              <table:table-cell office:value-type="float" office:value="516.296292047051">
                <text:p>516.296292047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374.162543833756">
                <text:p>374.162543833756</text:p>
              </table:table-cell>
              <table:table-cell office:value-type="float" office:value="440.43131735701">
                <text:p>440.43131735701</text:p>
              </table:table-cell>
              <table:table-cell office:value-type="float" office:value="538.876562018393">
                <text:p>538.876562018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461.298186845117">
                <text:p>461.298186845117</text:p>
              </table:table-cell>
              <table:table-cell office:value-type="float" office:value="470.289937386553">
                <text:p>470.289937386553</text:p>
              </table:table-cell>
              <table:table-cell office:value-type="float" office:value="561.456831989735">
                <text:p>561.456831989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39.049168736868">
                <text:p>439.049168736868</text:p>
              </table:table-cell>
              <table:table-cell office:value-type="float" office:value="501.27168784922">
                <text:p>501.27168784922</text:p>
              </table:table-cell>
              <table:table-cell office:value-type="float" office:value="584.037101961077">
                <text:p>584.0371019610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">
                <text:p>4.1</text:p>
              </table:table-cell>
              <table:table-cell office:value-type="float" office:value="509.314345622716">
                <text:p>509.314345622716</text:p>
              </table:table-cell>
              <table:table-cell office:value-type="float" office:value="533.376568745011">
                <text:p>533.376568745011</text:p>
              </table:table-cell>
              <table:table-cell office:value-type="float" office:value="606.617371932419">
                <text:p>606.617371932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">
                <text:p>4.2</text:p>
              </table:table-cell>
              <table:table-cell office:value-type="float" office:value="564.403812344184">
                <text:p>564.403812344184</text:p>
              </table:table-cell>
              <table:table-cell office:value-type="float" office:value="566.604580073927">
                <text:p>566.604580073927</text:p>
              </table:table-cell>
              <table:table-cell office:value-type="float" office:value="629.197641903761">
                <text:p>629.197641903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">
                <text:p>4.3</text:p>
              </table:table-cell>
              <table:table-cell office:value-type="float" office:value="502.127518643255">
                <text:p>502.127518643255</text:p>
              </table:table-cell>
              <table:table-cell office:value-type="float" office:value="600.955721835967">
                <text:p>600.955721835967</text:p>
              </table:table-cell>
              <table:table-cell office:value-type="float" office:value="651.777911875103">
                <text:p>651.777911875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">
                <text:p>4.4</text:p>
              </table:table-cell>
              <table:table-cell office:value-type="float" office:value="600.136982226251">
                <text:p>600.136982226251</text:p>
              </table:table-cell>
              <table:table-cell office:value-type="float" office:value="636.429994031132">
                <text:p>636.429994031132</text:p>
              </table:table-cell>
              <table:table-cell office:value-type="float" office:value="674.358181846445">
                <text:p>674.3581818464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658.367803938526">
                <text:p>658.367803938526</text:p>
              </table:table-cell>
              <table:table-cell office:value-type="float" office:value="673.027396659421">
                <text:p>673.027396659421</text:p>
              </table:table-cell>
              <table:table-cell office:value-type="float" office:value="696.938451817787">
                <text:p>696.938451817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">
                <text:p>4.6</text:p>
              </table:table-cell>
              <table:table-cell office:value-type="float" office:value="640.389782861878">
                <text:p>640.389782861878</text:p>
              </table:table-cell>
              <table:table-cell office:value-type="float" office:value="710.747929720835">
                <text:p>710.747929720835</text:p>
              </table:table-cell>
              <table:table-cell office:value-type="float" office:value="719.518721789129">
                <text:p>719.518721789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">
                <text:p>4.7</text:p>
              </table:table-cell>
              <table:table-cell office:value-type="float" office:value="722.535491072093">
                <text:p>722.535491072093</text:p>
              </table:table-cell>
              <table:table-cell office:value-type="float" office:value="749.591593215373">
                <text:p>749.591593215373</text:p>
              </table:table-cell>
              <table:table-cell office:value-type="float" office:value="742.098991760472">
                <text:p>742.098991760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">
                <text:p>4.8</text:p>
              </table:table-cell>
              <table:table-cell office:value-type="float" office:value="681.585543049461">
                <text:p>681.585543049461</text:p>
              </table:table-cell>
              <table:table-cell office:value-type="float" office:value="789.558387143035">
                <text:p>789.558387143035</text:p>
              </table:table-cell>
              <table:table-cell office:value-type="float" office:value="764.679261731814">
                <text:p>764.679261731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">
                <text:p>4.9</text:p>
              </table:table-cell>
              <table:table-cell office:value-type="float" office:value="807.969705158984">
                <text:p>807.969705158984</text:p>
              </table:table-cell>
              <table:table-cell office:value-type="float" office:value="830.648311503823">
                <text:p>830.648311503823</text:p>
              </table:table-cell>
              <table:table-cell office:value-type="float" office:value="787.259531703156">
                <text:p>787.259531703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940.185469576621">
                <text:p>940.185469576621</text:p>
              </table:table-cell>
              <table:table-cell office:value-type="float" office:value="872.861366297734">
                <text:p>872.861366297734</text:p>
              </table:table-cell>
              <table:table-cell office:value-type="float" office:value="809.839801674498">
                <text:p>809.839801674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">
                <text:p>5.1</text:p>
              </table:table-cell>
              <table:table-cell office:value-type="float" office:value="956.53860621052">
                <text:p>956.53860621052</text:p>
              </table:table-cell>
              <table:table-cell office:value-type="float" office:value="916.19755152477">
                <text:p>916.19755152477</text:p>
              </table:table-cell>
              <table:table-cell office:value-type="float" office:value="832.42007164584">
                <text:p>832.42007164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">
                <text:p>5.2</text:p>
              </table:table-cell>
              <table:table-cell office:value-type="float" office:value="908.735491157721">
                <text:p>908.735491157721</text:p>
              </table:table-cell>
              <table:table-cell office:value-type="float" office:value="960.65686718493">
                <text:p>960.65686718493</text:p>
              </table:table-cell>
              <table:table-cell office:value-type="float" office:value="855.000341617182">
                <text:p>855.000341617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">
                <text:p>5.3</text:p>
              </table:table-cell>
              <table:table-cell office:value-type="float" office:value="1072.30696641462">
                <text:p>1072.30696641462</text:p>
              </table:table-cell>
              <table:table-cell office:value-type="float" office:value="1006.23931327821">
                <text:p>1006.23931327821</text:p>
              </table:table-cell>
              <table:table-cell office:value-type="float" office:value="877.580611588524">
                <text:p>877.5806115885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">
                <text:p>5.4</text:p>
              </table:table-cell>
              <table:table-cell office:value-type="float" office:value="1121.89826772278">
                <text:p>1121.89826772278</text:p>
              </table:table-cell>
              <table:table-cell office:value-type="float" office:value="1052.94488980462">
                <text:p>1052.94488980462</text:p>
              </table:table-cell>
              <table:table-cell office:value-type="float" office:value="900.160881559866">
                <text:p>900.1608815598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">
                <text:p>5.5</text:p>
              </table:table-cell>
              <table:table-cell office:value-type="float" office:value="1182.19751355632">
                <text:p>1182.19751355632</text:p>
              </table:table-cell>
              <table:table-cell office:value-type="float" office:value="1100.77359676416">
                <text:p>1100.77359676416</text:p>
              </table:table-cell>
              <table:table-cell office:value-type="float" office:value="922.741151531208">
                <text:p>922.741151531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">
                <text:p>5.6</text:p>
              </table:table-cell>
              <table:table-cell office:value-type="float" office:value="1140.47242176525">
                <text:p>1140.47242176525</text:p>
              </table:table-cell>
              <table:table-cell office:value-type="float" office:value="1149.72543415682">
                <text:p>1149.72543415682</text:p>
              </table:table-cell>
              <table:table-cell office:value-type="float" office:value="945.32142150255">
                <text:p>945.32142150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">
                <text:p>5.7</text:p>
              </table:table-cell>
              <table:table-cell office:value-type="float" office:value="1264.27805119127">
                <text:p>1264.27805119127</text:p>
              </table:table-cell>
              <table:table-cell office:value-type="float" office:value="1199.8004019826">
                <text:p>1199.8004019826</text:p>
              </table:table-cell>
              <table:table-cell office:value-type="float" office:value="967.901691473893">
                <text:p>967.901691473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